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5.79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41.66mm"/>
    </style:style>
    <style:style style:name="co9" style:family="table-column">
      <style:table-column-properties fo:break-before="auto" style:column-width="39.48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46.28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27.76mm"/>
    </style:style>
    <style:style style:name="co14" style:family="table-column">
      <style:table-column-properties fo:break-before="auto" style:column-width="2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5" number:automatic-order="true">
      <number:day/>
      <number:text> </number:text>
      <number:month number:textual="true"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mm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1-18" calcext:value-type="date">
            <text:p>18 ноя, 2019</text:p>
          </table:table-cell>
          <table:table-cell table:style-name="ce13" office:value-type="float" office:value="2876" calcext:value-type="float">
            <text:p>2876</text:p>
          </table:table-cell>
          <table:table-cell table:style-name="ce16"/>
          <table:table-cell table:style-name="ce18" table:number-columns-repeated="4"/>
          <table:table-cell table:formula="of:=SUM([.C1:.G1])" office:value-type="float" office:value="0" calcext:value-type="float">
            <text:p>0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7" calcext:value-type="date">
            <text:p>17 ноя, 2019</text:p>
          </table:table-cell>
          <table:table-cell table:style-name="ce13" office:value-type="float" office:value="2875" calcext:value-type="float">
            <text:p>2875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2:.G2])" office:value-type="float" office:value="73" calcext:value-type="float">
            <text:p>7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6" calcext:value-type="date">
            <text:p>16 ноя, 2019</text:p>
          </table:table-cell>
          <table:table-cell table:style-name="ce13" office:value-type="float" office:value="2874" calcext:value-type="float">
            <text:p>2874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9" calcext:value-type="float">
            <text:p>29</text:p>
          </table:table-cell>
          <table:table-cell table:formula="of:=SUM([.C3:.G3])" office:value-type="float" office:value="94" calcext:value-type="float">
            <text:p>9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5" calcext:value-type="date">
            <text:p>15 ноя, 2019</text:p>
          </table:table-cell>
          <table:table-cell table:style-name="ce13" office:value-type="float" office:value="2873" calcext:value-type="float">
            <text:p>2873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4:.G4])" office:value-type="float" office:value="128" calcext:value-type="float">
            <text:p>12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4" calcext:value-type="date">
            <text:p>14 ноя, 2019</text:p>
          </table:table-cell>
          <table:table-cell table:style-name="ce13" office:value-type="float" office:value="2872" calcext:value-type="float">
            <text:p>2872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5:.G5])" office:value-type="float" office:value="66" calcext:value-type="float">
            <text:p>6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3" calcext:value-type="date">
            <text:p>13 ноя, 2019</text:p>
          </table:table-cell>
          <table:table-cell table:style-name="ce13" office:value-type="float" office:value="2871" calcext:value-type="float">
            <text:p>2871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6:.G6])" office:value-type="float" office:value="116" calcext:value-type="float">
            <text:p>11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2" calcext:value-type="date">
            <text:p>12 ноя, 2019</text:p>
          </table:table-cell>
          <table:table-cell table:style-name="ce13" office:value-type="float" office:value="2870" calcext:value-type="float">
            <text:p>2870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7:.G7])" office:value-type="float" office:value="110" calcext:value-type="float">
            <text:p>110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1" calcext:value-type="date">
            <text:p>11 ноя, 2019</text:p>
          </table:table-cell>
          <table:table-cell table:style-name="ce13" office:value-type="float" office:value="2869" calcext:value-type="float">
            <text:p>2869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8:.G8])" office:value-type="float" office:value="125" calcext:value-type="float">
            <text:p>12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10" calcext:value-type="date">
            <text:p>10 ноя, 2019</text:p>
          </table:table-cell>
          <table:table-cell table:style-name="ce13" office:value-type="float" office:value="2868" calcext:value-type="float">
            <text:p>2868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9:.G9])" office:value-type="float" office:value="91" calcext:value-type="float">
            <text:p>9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9" calcext:value-type="date">
            <text:p>9 ноя, 2019</text:p>
          </table:table-cell>
          <table:table-cell table:style-name="ce13" office:value-type="float" office:value="2867" calcext:value-type="float">
            <text:p>2867</text:p>
          </table:table-cell>
          <table:table-cell table:style-name="ce16" office:value-type="float" office:value="12" calcext:value-type="float">
            <text:p>12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9" calcext:value-type="float">
            <text:p>29</text:p>
          </table:table-cell>
          <table:table-cell table:formula="of:=SUM([.C10:.G10])" office:value-type="float" office:value="104" calcext:value-type="float">
            <text:p>10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8" calcext:value-type="date">
            <text:p>8 ноя, 2019</text:p>
          </table:table-cell>
          <table:table-cell table:style-name="ce13" office:value-type="float" office:value="2866" calcext:value-type="float">
            <text:p>2866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formula="of:=SUM([.C11:.G11])" office:value-type="float" office:value="65" calcext:value-type="float">
            <text:p>6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7" calcext:value-type="date">
            <text:p>7 ноя, 2019</text:p>
          </table:table-cell>
          <table:table-cell table:style-name="ce13" office:value-type="float" office:value="2865" calcext:value-type="float">
            <text:p>286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12:.G12])" office:value-type="float" office:value="80" calcext:value-type="float">
            <text:p>80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6" calcext:value-type="date">
            <text:p>6 ноя, 2019</text:p>
          </table:table-cell>
          <table:table-cell table:style-name="ce13" office:value-type="float" office:value="2864" calcext:value-type="float">
            <text:p>286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13:.G13])" office:value-type="float" office:value="107" calcext:value-type="float">
            <text:p>10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5" calcext:value-type="date">
            <text:p>5 ноя, 2019</text:p>
          </table:table-cell>
          <table:table-cell table:style-name="ce13" office:value-type="float" office:value="2863" calcext:value-type="float">
            <text:p>2863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9" calcext:value-type="float">
            <text:p>29</text:p>
          </table:table-cell>
          <table:table-cell table:formula="of:=SUM([.C14:.G14])" office:value-type="float" office:value="86" calcext:value-type="float">
            <text:p>8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4" calcext:value-type="date">
            <text:p>4 ноя, 2019</text:p>
          </table:table-cell>
          <table:table-cell table:style-name="ce13" office:value-type="float" office:value="2862" calcext:value-type="float">
            <text:p>2862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5:.G15])" office:value-type="float" office:value="107" calcext:value-type="float">
            <text:p>10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3" calcext:value-type="date">
            <text:p>3 ноя, 2019</text:p>
          </table:table-cell>
          <table:table-cell table:style-name="ce13" office:value-type="float" office:value="2861" calcext:value-type="float">
            <text:p>2861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2" calcext:value-type="float">
            <text:p>32</text:p>
          </table:table-cell>
          <table:table-cell table:formula="of:=SUM([.C16:.G16])" office:value-type="float" office:value="114" calcext:value-type="float">
            <text:p>11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2" calcext:value-type="date">
            <text:p>2 ноя, 2019</text:p>
          </table:table-cell>
          <table:table-cell table:style-name="ce13" office:value-type="float" office:value="2860" calcext:value-type="float">
            <text:p>2860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6" calcext:value-type="float">
            <text:p>26</text:p>
          </table:table-cell>
          <table:table-cell table:formula="of:=SUM([.C17:.G17])" office:value-type="float" office:value="65" calcext:value-type="float">
            <text:p>6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1" calcext:value-type="date">
            <text:p>1 ноя, 2019</text:p>
          </table:table-cell>
          <table:table-cell table:style-name="ce13" office:value-type="float" office:value="2859" calcext:value-type="float">
            <text:p>2859</text:p>
          </table:table-cell>
          <table:table-cell table:style-name="ce16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8:.G18])" office:value-type="float" office:value="119" calcext:value-type="float">
            <text:p>119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31" calcext:value-type="date">
            <text:p>31 окт, 2019</text:p>
          </table:table-cell>
          <table:table-cell table:style-name="ce13" office:value-type="float" office:value="2858" calcext:value-type="float">
            <text:p>2858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formula="of:=SUM([.C19:.G19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30" calcext:value-type="date">
            <text:p>30 окт, 2019</text:p>
          </table:table-cell>
          <table:table-cell table:style-name="ce13" office:value-type="float" office:value="2857" calcext:value-type="float">
            <text:p>2857</text:p>
          </table:table-cell>
          <table:table-cell table:style-name="ce16" office:value-type="float" office:value="9" calcext:value-type="float">
            <text:p>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20:.G20])" office:value-type="float" office:value="135" calcext:value-type="float">
            <text:p>13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9" calcext:value-type="date">
            <text:p>29 окт, 2019</text:p>
          </table:table-cell>
          <table:table-cell table:style-name="ce13" office:value-type="float" office:value="2856" calcext:value-type="float">
            <text:p>2856</text:p>
          </table:table-cell>
          <table:table-cell table:style-name="ce16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21:.G21])" office:value-type="float" office:value="142" calcext:value-type="float">
            <text:p>14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8" calcext:value-type="date">
            <text:p>28 окт, 2019</text:p>
          </table:table-cell>
          <table:table-cell table:style-name="ce13" office:value-type="float" office:value="2855" calcext:value-type="float">
            <text:p>2855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formula="of:=SUM([.C22:.G22])" office:value-type="float" office:value="67" calcext:value-type="float">
            <text:p>6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7" calcext:value-type="date">
            <text:p>27 окт, 2019</text:p>
          </table:table-cell>
          <table:table-cell table:style-name="ce13" office:value-type="float" office:value="2854" calcext:value-type="float">
            <text:p>285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23:.G23])" office:value-type="float" office:value="123" calcext:value-type="float">
            <text:p>12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6" calcext:value-type="date">
            <text:p>26 окт, 2019</text:p>
          </table:table-cell>
          <table:table-cell table:style-name="ce13" office:value-type="float" office:value="2853" calcext:value-type="float">
            <text:p>2853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24:.G24])" office:value-type="float" office:value="126" calcext:value-type="float">
            <text:p>12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5" calcext:value-type="date">
            <text:p>25 окт, 2019</text:p>
          </table:table-cell>
          <table:table-cell table:style-name="ce13" office:value-type="float" office:value="2852" calcext:value-type="float">
            <text:p>2852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25:.G25])" office:value-type="float" office:value="111" calcext:value-type="float">
            <text:p>11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4" calcext:value-type="date">
            <text:p>24 окт, 2019</text:p>
          </table:table-cell>
          <table:table-cell table:style-name="ce13" office:value-type="float" office:value="2851" calcext:value-type="float">
            <text:p>285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26:.G26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3" calcext:value-type="date">
            <text:p>23 окт, 2019</text:p>
          </table:table-cell>
          <table:table-cell table:style-name="ce13" office:value-type="float" office:value="2850" calcext:value-type="float">
            <text:p>2850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27:.G27])" office:value-type="float" office:value="118" calcext:value-type="float">
            <text:p>11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2" calcext:value-type="date">
            <text:p>22 окт, 2019</text:p>
          </table:table-cell>
          <table:table-cell table:style-name="ce13" office:value-type="float" office:value="2849" calcext:value-type="float">
            <text:p>2849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28:.G28])" office:value-type="float" office:value="103" calcext:value-type="float">
            <text:p>10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1" calcext:value-type="date">
            <text:p>21 окт, 2019</text:p>
          </table:table-cell>
          <table:table-cell table:style-name="ce13" office:value-type="float" office:value="2848" calcext:value-type="float">
            <text:p>284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29:.G29])" office:value-type="float" office:value="124" calcext:value-type="float">
            <text:p>12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0" calcext:value-type="date">
            <text:p>20 окт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30:.G30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19 окт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31:.G31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18 окт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32:.G32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17 окт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33:.G33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16 окт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:.G34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15 окт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:.G35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14 окт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6:.G3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13 окт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7:.G3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12 окт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8:.G3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11 окт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:.G3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10 окт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0:.G4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9 окт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1:.G4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8 окт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2:.G4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7 окт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3:.G4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6 окт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:.G4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5 окт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5:.G4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4 окт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46:.G4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3 окт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7:.G4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2 окт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:.G4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1 окт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:.G4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30 сен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0:.G5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29 сен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1:.G5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28 сен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2:.G5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27 сен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:.G5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26 сен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:.G5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25 сен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:.G5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24 сен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6:.G5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23 сен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:.G57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22 сен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8:.G5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21 сен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:.G59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20 сен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0:.G6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19 сен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1:.G6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18 сен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2:.G6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17 сен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:.G6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16 сен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:.G6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15 сен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5:.G6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14 сен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6:.G6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13 сен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7:.G6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12 сен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:.G6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11 сен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:.G6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10 сен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:.G7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9 сен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1:.G71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8 сен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:.G72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7 сен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3:.G7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6 сен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:.G74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5 сен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5:.G75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4 сен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6:.G7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3 сен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:.G7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2 сен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:.G7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1 сен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:.G7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31 авг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0:.G8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30 авг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:.G8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29 авг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2:.G8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28 авг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:.G8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27 авг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4:.G8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26 авг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:.G8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25 авг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86:.G8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24 авг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7:.G8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23 авг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:.G8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22 авг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:.G8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21 авг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:.G9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20 авг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:.G9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19 авг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2:.G9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18 авг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:.G9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17 авг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:.G9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16 авг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5:.G9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15 авг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6:.G9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14 авг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7:.G9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13 авг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8:.G9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12 авг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:.G9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11 авг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:.G10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10 авг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1:.G10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9 авг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2:.G10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8 авг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3:.G10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7 авг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4:.G10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6 авг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:.G10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5 авг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6:.G10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4 авг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7:.G10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3 авг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:.G10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2 авг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9:.G10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1 авг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10:.G11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31 июл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1:.G11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30 июл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:.G11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29 июл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3:.G11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28 июл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:.G11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27 июл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5:.G11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26 июл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6:.G11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25 июл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7:.G11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24 июл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8:.G11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23 июл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9:.G11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22 июл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:.G12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21 июл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:.G12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20 июл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2:.G12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19 июл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:.G12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18 июл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:.G124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17 июл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5:.G125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16 июл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6:.G12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15 июл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7:.G12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14 июл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:.G12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13 июл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9:.G12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12 июл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0:.G13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11 июл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1:.G13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10 июл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2:.G13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9 июл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33:.G13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8 июл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:.G13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7 июл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:.G13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6 июл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6:.G13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5 июл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7:.G13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4 июл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:.G13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3 июл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:.G13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2 июл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:.G140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1 июл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1:.G141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30 июн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:.G14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29 июн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3:.G14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28 июн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4:.G14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27 июн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:.G14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26 июн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6:.G14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25 июн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:.G147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24 июн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8:.G14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23 июн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9:.G14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22 июн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:.G15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21 июн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51:.G15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20 июн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52:.G15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19 июн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:.G15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18 июн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:.G15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17 июн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:.G15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16 июн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6:.G156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15 июн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7:.G15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14 июн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8:.G158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13 июн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9:.G15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12 июн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:.G16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11 июн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:.G16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10 июн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62:.G16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9 июн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:.G16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8 июн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4:.G16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7 июн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5:.G16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6 июн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:.G16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5 июн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7:.G16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4 июн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:.G16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3 июн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:.G16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2 июн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:.G17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1 июн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:.G17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31 май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:.G17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30 май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:.G17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29 май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:.G17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28 май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5:.G175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27 май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:.G176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26 май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:.G17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25 май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8:.G17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24 май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:.G17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23 май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:.G18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22 май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:.G18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21 май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2:.G18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20 май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:.G18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19 май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:.G18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18 май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:.G18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17 май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86:.G18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16 май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7:.G18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15 май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8:.G18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14 май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:.G18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13 май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:.G19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12 май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91:.G19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11 май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:.G19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10 май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3:.G19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9 май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4:.G19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8 май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95:.G19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7 май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6:.G19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6 май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7:.G19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5 май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8:.G19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4 май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99:.G199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3 май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00:.G200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2 май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1:.G20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1 май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2:.G20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30 апр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3:.G20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29 апр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4:.G20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28 апр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05:.G20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27 апр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06:.G20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26 апр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7:.G20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25 апр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8:.G20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24 апр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9:.G20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23 апр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0:.G21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22 апр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11:.G21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21 апр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12:.G21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20 апр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13:.G21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19 апр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4:.G21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18 апр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15:.G21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17 апр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6:.G21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16 апр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17:.G21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15 апр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8:.G21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14 апр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19:.G21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13 апр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0:.G22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12 апр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1:.G22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11 апр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2:.G22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10 апр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23:.G22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9 апр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4:.G22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8 апр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5:.G22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7 апр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6:.G22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6 апр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7:.G22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5 апр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8:.G22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4 апр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29:.G22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3 апр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0:.G23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2 апр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31:.G23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1 апр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32:.G23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31 мар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33:.G23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30 мар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4:.G23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29 мар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35:.G23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28 мар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6:.G236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27 мар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37:.G23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26 мар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8:.G23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25 мар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39:.G23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24 мар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0:.G24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23 мар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1:.G24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22 мар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2:.G24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21 мар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43:.G24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20 мар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44:.G24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19 мар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45:.G24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18 мар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6:.G24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17 мар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47:.G24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16 мар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48:.G24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15 мар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9:.G249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14 мар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0:.G250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13 мар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1:.G25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12 мар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52:.G25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11 мар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53:.G25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10 мар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54:.G25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9 мар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55:.G25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8 мар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6:.G25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7 мар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57:.G25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6 мар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8:.G25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5 мар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59:.G25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4 мар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60:.G26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3 мар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61:.G26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2 мар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62:.G26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1 мар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63:.G26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28 фев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64:.G26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27 фев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5:.G26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26 фев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66:.G26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25 фев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7:.G26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24 фев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8:.G26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23 фев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9:.G26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22 фев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70:.G270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21 фев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1:.G27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20 фев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72:.G27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19 фев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73:.G27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18 фев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74:.G27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17 фев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75:.G27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16 фев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6:.G27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15 фев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7:.G27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14 фев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8:.G27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13 фев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9:.G27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12 фев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0:.G28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11 фев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1:.G28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10 фев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82:.G28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9 фев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3:.G28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8 фев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84:.G28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7 фев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85:.G28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6 фев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86:.G286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5 фев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87:.G28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4 фев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88:.G28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3 фев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9:.G28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2 фев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0:.G29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1 фев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1:.G29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31 янв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92:.G29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30 янв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3:.G29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29 янв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4:.G29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28 янв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5:.G29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27 янв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96:.G29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26 янв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97:.G297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25 янв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8:.G29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24 янв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99:.G29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23 янв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0:.G30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22 янв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01:.G30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21 янв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02:.G302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20 янв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03:.G30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19 янв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4:.G30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18 янв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05:.G30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17 янв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6:.G30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16 янв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07:.G30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15 янв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08:.G30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14 янв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09:.G30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13 янв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10:.G31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12 янв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11:.G311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11 янв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12:.G312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10 янв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3:.G31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9 янв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14:.G31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8 янв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5:.G31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7 янв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16:.G31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6 янв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17:.G31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5 янв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18:.G31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4 янв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19:.G31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3 янв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20:.G32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2 янв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1:.G32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1 янв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22:.G32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31 дек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23:.G32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30 дек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24:.G32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29 дек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5:.G32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28 дек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26:.G32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27 дек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327:.G3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26 дек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328:.G3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25 дек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29:.G32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24 дек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30:.G3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23 дек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31:.G3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22 дек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32:.G3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21 дек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33:.G3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20 дек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34:.G3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19 дек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35:.G3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18 дек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36:.G3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17 дек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37:.G3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16 дек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38:.G3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15 дек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39:.G3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14 дек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40:.G3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13 дек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41:.G3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12 дек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2:.G34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11 дек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3:.G34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10 дек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4:.G34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9 дек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5:.G34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8 дек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6:.G34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7 дек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47:.G34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6 дек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48:.G34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5 дек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49:.G34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4 дек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50:.G35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3 дек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51:.G35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2 дек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52:.G35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1 дек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53:.G35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30 ноя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54:.G35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29 ноя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5:.G35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28 ноя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6:.G35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27 ноя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7:.G35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26 ноя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58:.G35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25 ноя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59:.G35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24 ноя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0:.G36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23 ноя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1:.G36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22 ноя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2:.G362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21 ноя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3:.G36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20 ноя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4:.G36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19 ноя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65:.G365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18 ноя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6:.G36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17 ноя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67:.G36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16 ноя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8:.G36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15 ноя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69:.G36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14 ноя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0:.G37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13 ноя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71:.G37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12 ноя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72:.G37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11 ноя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73:.G37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10 ноя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74:.G37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9 ноя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75:.G37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8 ноя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6:.G37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7 ноя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77:.G37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6 ноя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78:.G37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5 ноя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79:.G37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4 ноя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0:.G38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3 ноя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1:.G38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2 ноя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82:.G38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1 ноя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3:.G38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31 окт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4:.G38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30 окт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5:.G38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29 окт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86:.G386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28 окт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7:.G38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27 окт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88:.G38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26 окт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9:.G38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25 окт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90:.G39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24 окт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91:.G39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23 окт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92:.G39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22 окт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93:.G393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21 окт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94:.G39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20 окт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5:.G39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19 окт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96:.G39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18 окт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7:.G39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17 окт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98:.G39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16 окт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99:.G39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15 окт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00:.G40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14 окт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01:.G40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13 окт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02:.G40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12 окт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403:.G40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11 окт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404:.G404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10 окт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05:.G40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9 окт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06:.G40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8 окт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07:.G40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7 окт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08:.G40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6 окт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09:.G40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5 окт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10:.G41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4 окт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11:.G41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3 окт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12:.G41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2 окт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13:.G41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1 окт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14:.G41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30 сен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15:.G41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29 сен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16:.G41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28 сен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17:.G41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27 сен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18:.G41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26 сен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19:.G419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25 сен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20:.G42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24 сен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21:.G42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23 сен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22:.G42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22 сен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23:.G423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21 сен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24:.G42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20 сен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19 сен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18 сен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17 сен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16 сен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15 сен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14 сен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13 сен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12 сен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11 сен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10 сен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9 сен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8 сен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7 сен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6 сен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5 сен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4 сен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3 сен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2 сен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1 сен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44:.G4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31 авг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45:.G44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30 авг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46:.G4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29 авг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47:.G44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28 авг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48:.G44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27 авг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49:.G44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26 авг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50:.G45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25 авг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51:.G45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24 авг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52:.G45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23 авг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3:.G45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22 авг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54:.G45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21 авг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55:.G45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20 авг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56:.G45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19 авг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57:.G45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18 авг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58:.G45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17 авг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59:.G45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16 авг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60:.G46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15 авг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61:.G46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14 авг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62:.G46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13 авг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63:.G46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12 авг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64:.G46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11 авг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65:.G46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10 авг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66:.G46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9 авг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67:.G46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8 авг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68:.G46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7 авг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69:.G46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6 авг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70:.G47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5 авг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71:.G47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4 авг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72:.G47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3 авг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73:.G47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2 авг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74:.G47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1 авг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5:.G47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31 июл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76:.G47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30 июл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7:.G47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29 июл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78:.G47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28 июл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9:.G47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27 июл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80:.G48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26 июл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1:.G48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25 июл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82:.G48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24 июл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83:.G48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23 июл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4:.G48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22 июл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5:.G48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21 июл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86:.G48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20 июл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7:.G487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19 июл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88:.G48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18 июл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9:.G48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17 июл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90:.G49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16 июл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1:.G49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15 июл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92:.G49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14 июл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3:.G49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13 июл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94:.G49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12 июл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95:.G49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11 июл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6:.G49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10 июл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7:.G49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9 июл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98:.G498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8 июл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9:.G49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7 июл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0:.G500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6 июл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01:.G50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5 июл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2:.G50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4 июл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3:.G50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3 июл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04:.G50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2 июл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5:.G50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1 июл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6:.G50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30 июн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07:.G50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29 июн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8:.G50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28 июн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9:.G50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27 июн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10:.G51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26 июн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1:.G51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25 июн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2:.G51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24 июн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3:.G51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23 июн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14:.G51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22 июн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5:.G51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21 июн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16:.G51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20 июн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17:.G51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19 июн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18:.G51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18 июн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9:.G51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17 июн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0:.G52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16 июн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21:.G52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15 июн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2:.G52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14 июн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23:.G52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13 июн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24:.G52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12 июн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25:.G52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11 июн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6:.G52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10 июн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27:.G527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9 июн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8:.G52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8 июн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9:.G52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7 июн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30:.G53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6 июн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31:.G53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5 июн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32:.G53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4 июн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3:.G53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3 июн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4:.G53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2 июн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5:.G53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1 июн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36:.G53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31 май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7:.G53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30 май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8:.G53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29 май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9:.G53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28 май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40:.G54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27 май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41:.G541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26 май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42:.G54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25 май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3:.G54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24 май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4:.G54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23 май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45:.G545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22 май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6:.G54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21 май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47:.G547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20 май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48:.G54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19 май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9:.G54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18 май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0:.G55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17 май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51:.G55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16 май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2:.G55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15 май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53:.G55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14 май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54:.G55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13 май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55:.G555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12 май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56:.G55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11 май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7:.G55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10 май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8:.G55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9 май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9:.G559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8 май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0:.G56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7 май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1:.G561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6 май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2:.G56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5 май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3:.G56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4 май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64:.G56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3 май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65:.G56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2 май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6:.G566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1 май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67:.G56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30 апр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68:.G56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29 апр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9:.G569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28 апр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0:.G57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27 апр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1:.G57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26 апр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72:.G57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25 апр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3:.G57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24 апр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74:.G57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23 апр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75:.G57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22 апр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6:.G57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21 апр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7:.G57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20 апр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8:.G57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19 апр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9:.G57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18 апр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0:.G58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17 апр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1:.G58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16 апр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2:.G58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15 апр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83:.G58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14 апр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84:.G58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13 апр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5:.G58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12 апр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86:.G58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11 апр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7:.G58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10 апр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8:.G58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9 апр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9:.G58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8 апр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90:.G59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7 апр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1:.G59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6 апр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92:.G59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5 апр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93:.G59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4 апр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4:.G59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3 апр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95:.G59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2 апр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96:.G59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1 апр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7:.G597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31 мар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98:.G598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30 мар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99:.G59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29 мар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00:.G60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28 мар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1:.G60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27 мар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2:.G60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26 мар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3:.G60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25 мар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4:.G60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24 мар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5:.G605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23 мар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6:.G60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22 мар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7:.G607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21 мар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8:.G60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20 мар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9:.G60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19 мар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0:.G61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18 мар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11:.G61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17 мар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2:.G61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16 мар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3:.G613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15 мар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4:.G61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14 мар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15:.G61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13 мар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16:.G61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12 мар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17:.G61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11 мар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8:.G61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10 мар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9:.G61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9 мар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0:.G62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8 мар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1:.G62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7 мар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22:.G62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6 мар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23:.G62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5 мар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4:.G624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4 мар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5:.G62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3 мар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26:.G62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2 мар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27:.G62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1 мар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28:.G62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28 фев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29:.G62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27 фев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30:.G63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26 фев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31:.G63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25 фев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32:.G63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24 фев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3:.G63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23 фев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4:.G63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22 фев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5:.G63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21 фев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36:.G63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20 фев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7:.G63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19 фев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8:.G63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18 фев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39:.G63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17 фев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0:.G64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16 фев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41:.G64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15 фев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2:.G64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14 фев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3:.G64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13 фев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4:.G64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12 фев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5:.G64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11 фев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6:.G64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10 фев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47:.G64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9 фев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48:.G648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8 фев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49:.G64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7 фев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50:.G65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6 фев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51:.G65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5 фев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2:.G65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4 фев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53:.G65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3 фев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4:.G65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2 фев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55:.G65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1 фев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56:.G65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31 янв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57:.G65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30 янв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8:.G65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29 янв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9:.G65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28 янв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60:.G66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27 янв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1:.G66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26 янв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2:.G66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25 янв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3:.G66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24 янв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64:.G66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23 янв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65:.G66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22 янв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66:.G66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21 янв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67:.G66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20 янв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8:.G66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19 янв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9:.G66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18 янв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70:.G670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17 янв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71:.G67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16 янв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72:.G67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15 янв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3:.G67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14 янв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74:.G67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13 янв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5:.G67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12 янв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76:.G67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11 янв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77:.G677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10 янв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8:.G67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9 янв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9:.G67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8 янв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80:.G68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7 янв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1:.G68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6 янв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82:.G68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5 янв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83:.G683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4 янв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4:.G68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3 янв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5:.G68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2 янв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86:.G68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1 янв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7:.G68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31 дек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88:.G68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30 дек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9:.G68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29 дек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0:.G69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28 дек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91:.G69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27 дек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92:.G69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26 дек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93:.G69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25 дек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4:.G69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24 дек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5:.G69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23 дек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6:.G69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22 дек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7:.G69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21 дек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98:.G69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20 дек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99:.G69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19 дек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0:.G70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18 дек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01:.G70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17 дек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2:.G702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16 дек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3:.G70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15 дек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4:.G70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14 дек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5:.G70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13 дек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06:.G70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12 дек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7:.G70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11 дек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8:.G70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10 дек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9:.G70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9 дек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10:.G71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8 дек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11:.G71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7 дек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2:.G71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6 дек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3:.G71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5 дек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14:.G71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4 дек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5:.G71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3 дек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16:.G71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2 дек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7:.G717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1 дек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8:.G71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30 ноя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19:.G71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29 ноя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20:.G72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28 ноя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1:.G72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27 ноя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2:.G72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26 ноя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23:.G723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25 ноя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4:.G72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24 ноя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25:.G72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23 ноя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26:.G72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22 ноя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7:.G72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21 ноя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28:.G72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20 ноя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29:.G729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19 ноя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0:.G73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18 ноя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1:.G73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17 ноя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2:.G73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16 ноя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3:.G73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15 ноя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4:.G73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14 ноя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35:.G73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13 ноя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6:.G73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12 ноя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37:.G73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11 ноя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8:.G73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10 ноя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9:.G73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9 ноя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40:.G74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8 ноя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1:.G74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7 ноя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2:.G74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6 ноя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43:.G74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5 ноя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4:.G74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4 ноя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5:.G74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3 ноя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6:.G74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2 ноя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47:.G74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1 ноя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8:.G74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31 окт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49:.G74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30 окт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0:.G75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29 окт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1:.G75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28 окт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52:.G75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27 окт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3:.G75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26 окт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54:.G75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25 окт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5:.G75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24 окт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6:.G756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23 окт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7:.G75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22 окт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58:.G75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21 окт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9:.G75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20 окт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60:.G76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19 окт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1:.G76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18 окт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2:.G76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17 окт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3:.G76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16 окт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4:.G76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15 окт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5:.G76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14 окт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6:.G766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13 окт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67:.G767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12 окт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8:.G76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11 окт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9:.G76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10 окт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0:.G77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9 окт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71:.G77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8 окт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72:.G77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7 окт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3:.G77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6 окт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4:.G774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5 окт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5:.G77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4 окт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76:.G77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3 окт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2 окт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8:.G77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1 окт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79:.G77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30 сен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0:.G78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29 сен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1:.G78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28 сен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82:.G78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27 сен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3:.G78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26 сен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84:.G784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25 сен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5:.G78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24 сен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6:.G78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23 сен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87:.G78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22 сен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8:.G78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21 сен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9:.G78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20 сен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0:.G79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19 сен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91:.G79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18 сен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92:.G79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17 сен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3:.G79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16 сен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4:.G79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15 сен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5:.G79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14 сен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6:.G79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13 сен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7:.G79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12 сен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8:.G79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11 сен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9:.G799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10 сен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0:.G80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9 сен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1:.G80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8 сен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02:.G802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7 сен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3:.G80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6 сен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04:.G80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5 сен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05:.G80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4 сен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06:.G80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3 сен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7:.G80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2 сен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08:.G80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1 сен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9:.G80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31 авг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10:.G810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30 авг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11:.G81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29 авг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2:.G81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28 авг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13:.G81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27 авг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14:.G81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26 авг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15:.G81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25 авг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16:.G81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24 авг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17:.G81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23 авг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8:.G81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22 авг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9:.G81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21 авг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20:.G82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20 авг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21:.G82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19 авг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22:.G82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18 авг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3:.G823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17 авг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4:.G82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16 авг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25:.G82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15 авг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6:.G82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14 авг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7:.G82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13 авг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28:.G82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12 авг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9:.G82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11 авг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30:.G83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10 авг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31:.G83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9 авг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2:.G83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8 авг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3:.G83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7 авг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4:.G83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6 авг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35:.G835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5 авг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36:.G83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4 авг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37:.G83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3 авг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8:.G83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2 авг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9:.G83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1 авг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0:.G84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31 июл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1:.G84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30 июл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42:.G84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29 июл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3:.G843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28 июл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4:.G84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27 июл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5:.G84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26 июл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46:.G84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25 июл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47:.G84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24 июл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48:.G84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23 июл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9:.G84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22 июл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50:.G85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21 июл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51:.G85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20 июл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52:.G85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19 июл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3:.G853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18 июл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54:.G854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17 июл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5:.G85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16 июл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6:.G85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15 июл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57:.G85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14 июл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58:.G85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13 июл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59:.G85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12 июл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60:.G86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11 июл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61:.G86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10 июл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62:.G86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9 июл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63:.G86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8 июл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64:.G86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7 июл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65:.G86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6 июл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66:.G86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5 июл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67:.G86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4 июл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68:.G86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3 июл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69:.G86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2 июл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0:.G87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1 июл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1:.G87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30 июн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2:.G87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29 июн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3:.G87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28 июн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74:.G874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27 июн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75:.G87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26 июн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6:.G87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25 июн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77:.G87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24 июн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78:.G87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23 июн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79:.G879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22 июн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0:.G880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21 июн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1:.G88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20 июн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82:.G88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19 июн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83:.G88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18 июн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84:.G88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17 июн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5:.G88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16 июн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86:.G88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15 июн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7:.G88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14 июн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8:.G88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13 июн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9:.G88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12 июн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90:.G89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11 июн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1:.G89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10 июн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2:.G89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9 июн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3:.G89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8 июн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94:.G894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7 июн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95:.G89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6 июн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96:.G89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5 июн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7:.G89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4 июн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8:.G89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3 июн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9:.G89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2 июн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00:.G90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1 июн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1:.G90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31 май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02:.G90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30 май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3:.G90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29 май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4:.G90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28 май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5:.G90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27 май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6:.G90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26 май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7:.G90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25 май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08:.G90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24 май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9:.G909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23 май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0:.G91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22 май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1:.G91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21 май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12:.G91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20 май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3:.G91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19 май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4:.G91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18 май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15:.G91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17 май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6:.G916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16 май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7:.G91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15 май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8:.G91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14 май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19:.G919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13 май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20:.G920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12 май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1:.G921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11 май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22:.G92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10 май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3:.G92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9 май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4:.G924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8 май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25:.G92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7 май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6:.G92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6 май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7:.G92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5 май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8:.G92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4 май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9:.G929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3 май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30:.G93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2 май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31:.G93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1 май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2:.G93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30 апр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3:.G93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29 апр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34:.G93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28 апр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5:.G93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27 апр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6:.G93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26 апр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7:.G93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25 апр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8:.G93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24 апр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39:.G93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23 апр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40:.G94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22 апр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41:.G94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21 апр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42:.G94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20 апр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43:.G94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19 апр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4:.G94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18 апр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5:.G94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17 апр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6:.G94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16 апр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47:.G94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15 апр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8:.G94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14 апр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49:.G94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13 апр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50:.G95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12 апр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51:.G95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11 апр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52:.G952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10 апр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3:.G95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9 апр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4:.G95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8 апр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5:.G95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7 апр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6:.G95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6 апр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7:.G95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5 апр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58:.G958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4 апр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9:.G95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3 апр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60:.G96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2 апр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1:.G96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1 апр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62:.G96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31 мар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3:.G96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30 мар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64:.G96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29 мар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5:.G96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28 мар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66:.G96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27 мар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67:.G96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26 мар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8:.G96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25 мар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9:.G96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24 мар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70:.G97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23 мар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1:.G97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22 мар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72:.G972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21 мар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73:.G97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20 мар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74:.G97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19 мар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5:.G97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18 мар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6:.G97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17 мар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7:.G97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16 мар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78:.G97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15 мар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9:.G97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14 мар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80:.G980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13 мар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1:.G98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12 мар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2:.G98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11 мар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3:.G98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10 мар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4:.G98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9 мар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5:.G98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8 мар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86:.G98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7 мар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87:.G98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6 мар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88:.G98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5 мар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89:.G98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4 мар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0:.G99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3 мар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1:.G99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2 мар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92:.G99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1 мар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93:.G99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28 фев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4:.G99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27 фев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5:.G99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26 фев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6:.G996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25 фев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97:.G99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24 фев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8:.G99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23 фев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9:.G99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22 фев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0:.G100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21 фев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1:.G100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20 фев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2:.G100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19 фев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3:.G1003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18 фев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4:.G100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17 фев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5:.G100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16 фев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006:.G100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15 фев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07:.G100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14 фев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8:.G100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13 фев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9:.G100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12 фев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10:.G101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11 фев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1:.G101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10 фев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12:.G101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9 фев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013:.G1013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8 фев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4:.G101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7 фев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5:.G101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6 фев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6:.G101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5 фев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7:.G101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4 фев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18:.G101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3 фев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9:.G101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2 фев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0:.G1020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1 фев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21:.G102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31 янв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22:.G102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30 янв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3:.G102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29 янв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4:.G102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28 янв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5:.G102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27 янв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6:.G102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26 янв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27:.G1027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25 янв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8:.G1028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24 янв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29:.G102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23 янв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0:.G103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22 янв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31:.G103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21 янв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2:.G103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20 янв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3:.G103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19 янв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34:.G103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18 янв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35:.G1035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17 янв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6:.G103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16 янв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37:.G103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15 янв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38:.G103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14 янв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9:.G103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13 янв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0:.G104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12 янв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41:.G104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11 янв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42:.G104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10 янв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43:.G104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9 янв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4:.G1044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8 янв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45:.G104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7 янв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46:.G104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6 янв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47:.G104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5 янв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48:.G104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4 янв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9:.G1049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3 янв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0:.G105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2 янв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51:.G105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1 янв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2:.G105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31 дек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53:.G105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30 дек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54:.G1054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29 дек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5:.G105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28 дек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56:.G105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27 дек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57:.G105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26 дек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8:.G1058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25 дек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59:.G105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24 дек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0:.G106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23 дек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1:.G1061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22 дек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2:.G106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21 дек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3:.G1063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20 дек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64:.G106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19 дек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65:.G106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18 дек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6:.G106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17 дек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67:.G106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16 дек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68:.G1068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15 дек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9:.G106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14 дек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70:.G107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13 дек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71:.G107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12 дек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72:.G107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11 дек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73:.G1073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10 дек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74:.G107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9 дек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75:.G107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8 дек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76:.G1076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7 дек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77:.G1077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6 дек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8:.G107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5 дек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9:.G107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4 дек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0:.G108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3 дек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1:.G108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2 дек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82:.G108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1 дек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3:.G108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30 ноя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84:.G108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29 ноя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5:.G108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28 ноя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6:.G108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27 ноя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87:.G1087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26 ноя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8:.G108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25 ноя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9:.G108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24 ноя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90:.G109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23 ноя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91:.G109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22 ноя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92:.G109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21 ноя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3:.G1093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20 ноя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94:.G109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19 ноя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95:.G109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18 ноя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96:.G109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17 ноя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97:.G109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16 ноя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98:.G109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15 ноя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9:.G109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14 ноя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0:.G110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13 ноя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01:.G110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12 ноя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02:.G110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11 ноя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03:.G110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10 ноя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04:.G110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9 ноя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05:.G1105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8 ноя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6:.G110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7 ноя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7:.G110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6 ноя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8:.G110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5 ноя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09:.G110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4 ноя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0:.G111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3 ноя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11:.G111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2 ноя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12:.G111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1 ноя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13:.G111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31 окт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4:.G111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30 окт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15:.G111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29 окт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6:.G111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28 окт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17:.G111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27 окт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18:.G111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26 окт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19:.G111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25 окт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0:.G112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24 окт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1:.G112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23 окт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2:.G112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22 окт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3:.G112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21 окт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24:.G112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20 окт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5:.G1125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19 окт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26:.G112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18 окт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27:.G112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17 окт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28:.G1128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16 окт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9:.G112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15 окт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30:.G113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14 окт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31:.G113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13 окт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32:.G113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12 окт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33:.G113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11 окт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4:.G113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10 окт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5:.G113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9 окт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6:.G113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8 окт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37:.G113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7 окт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8:.G113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6 окт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39:.G113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5 окт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0:.G114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4 окт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41:.G114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3 окт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42:.G1142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2 окт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3:.G114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1 окт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44:.G114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30 сен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45:.G114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29 сен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46:.G114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28 сен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7:.G114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27 сен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48:.G114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26 сен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9:.G114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25 сен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50:.G115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24 сен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51:.G1151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23 сен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52:.G115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22 сен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53:.G115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21 сен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4:.G115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20 сен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55:.G115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19 сен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56:.G115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18 сен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57:.G1157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17 сен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58:.G115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16 сен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9:.G115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15 сен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0:.G116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14 сен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61:.G116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13 сен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62:.G116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12 сен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63:.G116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11 сен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64:.G116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10 сен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65:.G116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9 сен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66:.G116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8 сен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67:.G116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7 сен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68:.G116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6 сен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9:.G116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5 сен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0:.G117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4 сен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1:.G117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3 сен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72:.G1172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2 сен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3:.G117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1 сен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4:.G117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31 авг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5:.G117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30 авг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6:.G1176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29 авг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7:.G117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28 авг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8:.G117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27 авг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79:.G117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26 авг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80:.G118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25 авг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81:.G118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24 авг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82:.G118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23 авг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83:.G118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22 авг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84:.G118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21 авг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85:.G118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20 авг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6:.G118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19 авг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87:.G118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18 авг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8:.G118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17 авг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9:.G1189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16 авг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0:.G119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15 авг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1:.G119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14 авг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2:.G119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13 авг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93:.G119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12 авг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4:.G1194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11 авг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5:.G1195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10 авг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96:.G119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9 авг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97:.G119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8 авг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8:.G119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7 авг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99:.G119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6 авг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00:.G120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5 авг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1:.G120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4 авг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02:.G120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3 авг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3:.G120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2 авг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04:.G120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1 авг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05:.G120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31 июл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6:.G120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30 июл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07:.G120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29 июл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8:.G120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28 июл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9:.G120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27 июл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10:.G121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26 июл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11:.G121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25 июл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2:.G121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24 июл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13:.G121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23 июл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4:.G1214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22 июл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5:.G121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21 июл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6:.G121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20 июл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217:.G1217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19 июл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18:.G121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18 июл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19:.G121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17 июл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20:.G1220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16 июл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21:.G122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15 июл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2:.G122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14 июл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3:.G122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13 июл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4:.G122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12 июл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5:.G122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11 июл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26:.G122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10 июл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227:.G122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9 июл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8:.G122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8 июл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9:.G122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7 июл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0:.G123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6 июл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1:.G123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5 июл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2:.G123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4 июл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3:.G123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3 июл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34:.G123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2 июл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5:.G1235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1 июл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6:.G123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30 июн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7:.G123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29 июн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8:.G123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28 июн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9:.G123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27 июн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0:.G124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26 июн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1:.G124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25 июн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2:.G124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24 июн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43:.G124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23 июн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4:.G124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22 июн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5:.G124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21 июн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46:.G124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20 июн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47:.G124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19 июн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48:.G124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18 июн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49:.G124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17 июн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0:.G125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16 июн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51:.G125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15 июн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2:.G125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14 июн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53:.G125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13 июн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54:.G125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12 июн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55:.G125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11 июн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56:.G1256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10 июн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57:.G125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9 июн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58:.G125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8 июн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59:.G125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7 июн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0:.G126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6 июн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1:.G126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5 июн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62:.G126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4 июн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63:.G126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3 июн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64:.G126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2 июн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5:.G126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1 июн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66:.G1266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31 май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67:.G126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30 май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8:.G126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29 май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9:.G126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28 май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0:.G127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27 май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71:.G1271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26 май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72:.G127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25 май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3:.G1273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24 май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74:.G127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23 май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5:.G1275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22 май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6:.G127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21 май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77:.G127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20 май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78:.G127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19 май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9:.G127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18 май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80:.G128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17 май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1:.G128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16 май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82:.G128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15 май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83:.G128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14 май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84:.G128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13 май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5:.G128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12 май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86:.G128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11 май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7:.G128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10 май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88:.G128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9 май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89:.G128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8 май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0:.G1290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7 май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1:.G129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6 май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2:.G129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5 май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93:.G129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4 май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4:.G129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3 май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5:.G129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2 май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6:.G129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1 май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7:.G129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30 апр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98:.G129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29 апр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9:.G129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28 апр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00:.G130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27 апр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01:.G130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26 апр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2:.G130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25 апр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3:.G130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24 апр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4:.G130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23 апр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5:.G130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22 апр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6:.G130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21 апр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7:.G130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20 апр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08:.G130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19 апр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09:.G130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18 апр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0:.G131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17 апр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1:.G1311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16 апр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12:.G131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15 апр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13:.G131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14 апр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4:.G131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13 апр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5:.G131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12 апр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16:.G131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11 апр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17:.G131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10 апр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8:.G1318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9 апр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9:.G131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8 апр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20:.G132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7 апр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21:.G132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6 апр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2:.G132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5 апр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23:.G132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4 апр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4:.G132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3 апр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25:.G132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2 апр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6:.G132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1 апр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7:.G132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31 мар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28:.G1328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30 мар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29:.G132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29 мар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0:.G133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28 мар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1:.G133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27 мар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32:.G133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26 мар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33:.G133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25 мар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4:.G133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24 мар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5:.G133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23 мар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36:.G133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22 мар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37:.G133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21 мар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38:.G133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20 мар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39:.G1339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19 мар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0:.G134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18 мар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1:.G134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17 мар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42:.G134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16 мар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3:.G134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15 мар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4:.G134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14 мар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5:.G134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13 мар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6:.G134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12 мар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7:.G134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11 мар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8:.G134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10 мар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9:.G134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9 мар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50:.G135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8 мар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1:.G135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7 мар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52:.G135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6 мар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53:.G135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5 мар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54:.G135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4 мар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5:.G135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3 мар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56:.G1356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2 мар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57:.G135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1 мар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8:.G135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29 фев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59:.G135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28 фев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60:.G136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27 фев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61:.G136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26 фев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62:.G136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25 фев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63:.G136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24 фев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64:.G136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23 фев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65:.G136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22 фев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6:.G136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21 фев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67:.G136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20 фев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68:.G136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19 фев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69:.G136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18 фев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0:.G1370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17 фев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71:.G137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16 фев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2:.G137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15 фев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3:.G1373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14 фев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74:.G137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13 фев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5:.G137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12 фев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6:.G137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11 фев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77:.G137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10 фев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8:.G137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9 фев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9:.G137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8 фев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0:.G138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7 фев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1:.G138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6 фев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82:.G1382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5 фев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3:.G138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4 фев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84:.G138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3 фев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5:.G138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2 фев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6:.G138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1 фев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7:.G1387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31 янв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8:.G138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30 янв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9:.G138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29 янв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0:.G139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28 янв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1:.G139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27 янв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92:.G139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26 янв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93:.G1393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25 янв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4:.G139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24 янв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5:.G139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23 янв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96:.G139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22 янв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7:.G139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21 янв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8:.G139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20 янв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9:.G139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19 янв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0:.G140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18 янв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1:.G140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17 янв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402:.G140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16 янв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03:.G140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15 янв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4:.G140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14 янв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05:.G140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13 янв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6:.G140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12 янв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7:.G140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11 янв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8:.G140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10 янв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9:.G140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9 янв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10:.G141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8 янв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11:.G141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7 янв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12:.G141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6 янв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13:.G141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5 янв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4:.G141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4 янв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15:.G141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3 янв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16:.G141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2 янв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7:.G141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1 янв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18:.G141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31 дек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19:.G141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30 дек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20:.G142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29 дек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421:.G1421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28 дек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22:.G142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27 дек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23:.G142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26 дек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4:.G142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25 дек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25:.G142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24 дек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6:.G142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23 дек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27:.G142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22 дек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28:.G142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21 дек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9:.G142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20 дек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0:.G143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19 дек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31:.G1431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18 дек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2:.G143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17 дек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33:.G143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16 дек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34:.G143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15 дек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5:.G143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14 дек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36:.G1436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13 дек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7:.G143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12 дек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38:.G143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11 дек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9:.G143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10 дек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40:.G144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9 дек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1:.G144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8 дек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2:.G144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7 дек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43:.G144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6 дек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4:.G144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5 дек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45:.G144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4 дек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46:.G144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3 дек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47:.G144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2 дек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8:.G144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1 дек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9:.G144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30 ноя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50:.G145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29 ноя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1:.G145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28 ноя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52:.G145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27 ноя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53:.G145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26 ноя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4:.G145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25 ноя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5:.G145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24 ноя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6:.G145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23 ноя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57:.G145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22 ноя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58:.G145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21 ноя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59:.G145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20 ноя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60:.G146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19 ноя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1:.G146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18 ноя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62:.G146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17 ноя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3:.G146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16 ноя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4:.G146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15 ноя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65:.G146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14 ноя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66:.G146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13 ноя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7:.G146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12 ноя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68:.G146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11 ноя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69:.G146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10 ноя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0:.G147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9 ноя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1:.G147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8 ноя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72:.G147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7 ноя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73:.G147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6 ноя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74:.G147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5 ноя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5:.G147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4 ноя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6:.G1476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3 ноя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7:.G147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2 ноя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8:.G147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1 ноя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79:.G147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31 окт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80:.G1480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30 окт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81:.G148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29 окт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82:.G148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28 окт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3:.G148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27 окт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84:.G148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26 окт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5:.G148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25 окт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6:.G148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24 окт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7:.G148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23 окт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88:.G148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22 окт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9:.G148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21 окт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90:.G149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20 окт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91:.G149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19 окт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2:.G149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18 окт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93:.G1493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17 окт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4:.G149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16 окт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5:.G149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15 окт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96:.G149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14 окт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97:.G149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13 окт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98:.G149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12 окт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9:.G149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11 окт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00:.G1500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10 окт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1:.G150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9 окт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02:.G150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8 окт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03:.G150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7 окт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04:.G150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6 окт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5:.G150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5 окт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6:.G150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4 окт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07:.G150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3 окт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08:.G150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2 окт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9:.G150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1 окт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0:.G151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30 сен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1:.G151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29 сен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2:.G151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28 сен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3:.G151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27 сен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14:.G151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26 сен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15:.G151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25 сен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6:.G151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24 сен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7:.G151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23 сен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18:.G151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22 сен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9:.G151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21 сен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20:.G152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20 сен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21:.G152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19 сен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2:.G152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18 сен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3:.G152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17 сен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4:.G152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16 сен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25:.G152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15 сен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6:.G152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14 сен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27:.G152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13 сен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8:.G152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12 сен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9:.G152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11 сен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30:.G153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10 сен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31:.G153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9 сен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32:.G153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8 сен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33:.G1533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7 сен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34:.G153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6 сен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35:.G1535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5 сен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6:.G153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4 сен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37:.G153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3 сен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8:.G153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2 сен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39:.G153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1 сен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0:.G154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31 авг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1:.G154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30 авг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42:.G154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29 авг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3:.G154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28 авг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4:.G154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27 авг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45:.G1545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26 авг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6:.G154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25 авг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7:.G154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24 авг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8:.G154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23 авг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49:.G154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22 авг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50:.G155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21 авг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1:.G155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20 авг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2:.G155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19 авг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53:.G155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18 авг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54:.G155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17 авг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55:.G155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16 авг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56:.G155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15 авг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7:.G155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14 авг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8:.G155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13 авг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59:.G155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12 авг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60:.G156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11 авг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61:.G156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10 авг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62:.G156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9 авг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3:.G156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8 авг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64:.G156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7 авг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65:.G1565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6 авг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6:.G156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5 авг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7:.G156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4 авг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8:.G156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3 авг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69:.G156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2 авг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0:.G157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1 авг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71:.G157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31 июл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72:.G157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30 июл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3:.G157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29 июл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74:.G157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28 июл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5:.G157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27 июл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76:.G157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26 июл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77:.G157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25 июл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8:.G157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24 июл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79:.G157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23 июл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80:.G158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22 июл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81:.G158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21 июл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82:.G158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20 июл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83:.G1583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19 июл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84:.G158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18 июл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85:.G158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17 июл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6:.G158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16 июл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7:.G158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15 июл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88:.G158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14 июл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9:.G158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13 июл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90:.G159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12 июл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91:.G159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11 июл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92:.G159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10 июл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93:.G159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9 июл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4:.G159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8 июл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95:.G159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7 июл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96:.G159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6 июл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7:.G159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5 июл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8:.G159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4 июл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99:.G159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3 июл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0:.G160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2 июл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1:.G160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1 июл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02:.G160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30 июн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3:.G160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29 июн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04:.G160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28 июн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5:.G160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27 июн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06:.G160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26 июн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7:.G160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25 июн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8:.G160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24 июн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9:.G160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23 июн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0:.G161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22 июн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11:.G161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21 июн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2:.G161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20 июн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13:.G161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19 июн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4:.G161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18 июн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5:.G161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17 июн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6:.G161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16 июн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7:.G161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15 июн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8:.G161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14 июн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9:.G161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13 июн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20:.G162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12 июн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21:.G162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11 июн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2:.G162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10 июн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3:.G162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9 июн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24:.G162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8 июн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5:.G162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7 июн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26:.G162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6 июн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27:.G162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5 июн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8:.G162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4 июн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29:.G162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3 июн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30:.G163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2 июн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31:.G163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1 июн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32:.G163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31 май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33:.G163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30 май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34:.G163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29 май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35:.G163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28 май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6:.G163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27 май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7:.G163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26 май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8:.G163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25 май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39:.G163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24 май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40:.G164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23 май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41:.G164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22 май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42:.G164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21 май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43:.G164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20 май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44:.G164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19 май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45:.G164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18 май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6:.G164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17 май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47:.G1647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16 май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48:.G164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15 май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9:.G164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14 май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0:.G1650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13 май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1:.G165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12 май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52:.G1652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11 май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3:.G165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10 май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4:.G165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9 май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5:.G165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8 май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6:.G165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7 май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7:.G165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6 май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8:.G165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5 май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9:.G165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4 май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60:.G1660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3 май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1:.G166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2 май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62:.G166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1 май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3:.G166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30 апр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4:.G166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29 апр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5:.G166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28 апр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66:.G166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27 апр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7:.G166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26 апр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8:.G166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25 апр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9:.G166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24 апр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0:.G167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23 апр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1:.G167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22 апр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2:.G167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21 апр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73:.G167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20 апр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4:.G167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19 апр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5:.G167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18 апр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6:.G167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17 апр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77:.G167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16 апр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8:.G167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15 апр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9:.G167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14 апр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80:.G1680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13 апр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1:.G1681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12 апр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2:.G168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11 апр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3:.G168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10 апр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4:.G168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9 апр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5:.G168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8 апр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86:.G168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7 апр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7:.G168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6 апр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8:.G168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5 апр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9:.G168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4 апр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0:.G169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3 апр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1:.G169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2 апр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92:.G169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1 апр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93:.G1693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31 мар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94:.G169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30 мар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5:.G169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29 мар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6:.G169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28 мар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97:.G169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27 мар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98:.G169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26 мар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9:.G169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25 мар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0:.G170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24 мар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1:.G170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23 мар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02:.G170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22 мар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3:.G170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21 мар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04:.G170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20 мар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05:.G170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19 мар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6:.G170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18 мар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07:.G170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17 мар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8:.G170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16 мар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09:.G170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15 мар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10:.G171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14 мар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1:.G1711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13 мар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2:.G171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12 мар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13:.G171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11 мар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4:.G171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10 мар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5:.G171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9 мар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6:.G171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8 мар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17:.G171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7 мар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18:.G171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6 мар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9:.G171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5 мар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20:.G172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4 мар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1:.G172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3 мар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2:.G172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2 мар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23:.G172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1 мар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4:.G172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28 фев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25:.G172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27 фев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6:.G172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26 фев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7:.G172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25 фев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8:.G172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24 фев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9:.G172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23 фев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30:.G173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22 фев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1:.G173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21 фев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32:.G173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20 фев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33:.G173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19 фев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4:.G173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18 фев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5:.G173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17 фев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36:.G173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16 фев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7:.G173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15 фев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38:.G173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14 фев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9:.G173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13 фев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0:.G1740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12 фев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1:.G174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11 фев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42:.G174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10 фев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43:.G174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9 фев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44:.G174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8 фев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45:.G1745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7 фев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6:.G174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6 фев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47:.G174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5 фев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8:.G174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4 фев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9:.G174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3 фев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0:.G175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2 фев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51:.G175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1 фев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52:.G175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31 янв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53:.G1753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30 янв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4:.G175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29 янв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55:.G175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28 янв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56:.G175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27 янв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57:.G175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26 янв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58:.G175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25 янв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59:.G175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24 янв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0:.G176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23 янв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1:.G176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22 янв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62:.G176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21 янв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3:.G176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20 янв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64:.G176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19 янв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65:.G176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18 янв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6:.G176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17 янв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7:.G176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16 янв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68:.G1768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15 янв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69:.G176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14 янв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70:.G177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13 янв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71:.G177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12 янв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72:.G177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11 янв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73:.G177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10 янв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4:.G1774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9 янв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5:.G177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8 янв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76:.G177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7 янв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77:.G177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6 янв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78:.G177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5 янв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9:.G177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4 янв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80:.G178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3 янв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81:.G178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2 янв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82:.G178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1 янв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83:.G178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31 дек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84:.G178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30 дек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5:.G178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29 дек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86:.G178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28 дек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87:.G178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27 дек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88:.G178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26 дек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9:.G1789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25 дек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90:.G179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24 дек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1:.G179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23 дек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2:.G179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22 дек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93:.G179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21 дек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4:.G179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20 дек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5:.G179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19 дек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96:.G179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18 дек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97:.G179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17 дек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8:.G179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16 дек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9:.G179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15 дек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00:.G180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14 дек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01:.G180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13 дек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2:.G180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12 дек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803:.G1803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11 дек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4:.G180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10 дек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5:.G180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9 дек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6:.G1806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8 дек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7:.G180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7 дек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08:.G180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6 дек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9:.G180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5 дек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10:.G181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4 дек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11:.G181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3 дек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12:.G181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2 дек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813:.G1813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1 дек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4:.G181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30 ноя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15:.G181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29 ноя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6:.G181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28 ноя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17:.G181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27 ноя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18:.G181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26 ноя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19:.G1819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25 ноя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20:.G182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24 ноя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21:.G182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23 ноя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22:.G182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22 ноя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3:.G182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21 ноя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4:.G182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20 ноя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25:.G182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19 ноя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26:.G182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18 ноя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27:.G182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17 ноя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8:.G182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16 ноя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29:.G182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15 ноя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0:.G183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14 ноя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31:.G183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13 ноя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2:.G1832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12 ноя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33:.G183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11 ноя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4:.G1834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10 ноя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35:.G183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9 ноя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6:.G183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8 ноя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37:.G183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7 ноя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8:.G183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6 ноя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39:.G183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5 ноя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0:.G184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4 ноя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1:.G184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3 ноя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42:.G184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2 ноя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43:.G184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1 ноя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4:.G184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31 окт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5:.G184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30 окт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6:.G184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29 окт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7:.G184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28 окт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48:.G1848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27 окт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9:.G184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26 окт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50:.G185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25 окт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51:.G185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24 окт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2:.G185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23 окт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3:.G185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22 окт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4:.G185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21 окт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5:.G185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20 окт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56:.G185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19 окт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57:.G185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18 окт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8:.G185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17 окт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9:.G185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16 окт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0:.G1860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15 окт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61:.G186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14 окт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2:.G186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13 окт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63:.G186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12 окт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4:.G186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11 окт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5:.G186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10 окт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66:.G186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9 окт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67:.G1867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8 окт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8:.G186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7 окт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9:.G186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6 окт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0:.G187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5 окт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71:.G187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4 окт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72:.G187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3 окт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73:.G187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2 окт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4:.G187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1 окт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5:.G187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30 сен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6:.G187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29 сен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77:.G187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28 сен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8:.G187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27 сен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79:.G187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26 сен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80:.G188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25 сен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81:.G188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24 сен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2:.G188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23 сен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3:.G188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22 сен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4:.G188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21 сен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5:.G188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20 сен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6:.G188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19 сен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87:.G188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18 сен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8:.G188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17 сен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9:.G188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16 сен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0:.G189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15 сен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1:.G189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14 сен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2:.G189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13 сен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3:.G189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12 сен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94:.G189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11 сен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95:.G1895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10 сен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6:.G189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9 сен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97:.G1897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8 сен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8:.G189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7 сен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9:.G189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6 сен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900:.G1900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5 сен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01:.G190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4 сен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2:.G190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3 сен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3:.G190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2 сен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4:.G190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1 сен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05:.G190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31 авг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906:.G190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30 авг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07:.G190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29 авг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8:.G1908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28 авг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9:.G190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27 авг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0:.G191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26 авг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1:.G191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25 авг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12:.G191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24 авг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3:.G191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23 авг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14:.G191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22 авг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15:.G191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21 авг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16:.G191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20 авг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17:.G191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19 авг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8:.G191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18 авг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9:.G191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17 авг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0:.G192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16 авг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1:.G192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15 авг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22:.G192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14 авг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3:.G192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13 авг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4:.G192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12 авг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5:.G192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11 авг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6:.G192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10 авг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27:.G192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9 авг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8:.G192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8 авг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9:.G192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7 авг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0:.G193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6 авг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1:.G193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5 авг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2:.G193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4 авг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33:.G193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3 авг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4:.G193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2 авг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5:.G193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1 авг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6:.G193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31 июл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7:.G193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30 июл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8:.G193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29 июл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9:.G193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28 июл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40:.G194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27 июл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1:.G194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26 июл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2:.G194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25 июл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3:.G194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24 июл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4:.G194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23 июл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5:.G1945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22 июл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6:.G194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21 июл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7:.G1947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20 июл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8:.G1948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19 июл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49:.G194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18 июл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50:.G195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17 июл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1:.G195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16 июл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2:.G195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15 июл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3:.G195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14 июл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54:.G195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13 июл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5:.G195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12 июл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6:.G195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11 июл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7:.G195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10 июл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8:.G195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9 июл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59:.G1959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8 июл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60:.G196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7 июл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61:.G196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6 июл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62:.G196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5 июл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63:.G1963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4 июл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64:.G196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3 июл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65:.G196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2 июл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66:.G196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1 июл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67:.G196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30 июн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68:.G196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29 июн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69:.G196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28 июн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70:.G197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27 июн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71:.G1971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26 июн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72:.G197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25 июн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73:.G197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24 июн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74:.G197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23 июн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75:.G197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22 июн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76:.G197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21 июн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77:.G197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20 июн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78:.G1978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19 июн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79:.G1979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18 июн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17 июн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16 июн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15 июн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14 июн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13 июн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12 июн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11 июн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10 июн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9 июн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8 июн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7 июн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6 июн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5 июн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4 июн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3 июн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2 июн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1 июн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31 май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30 май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29 май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28 май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27 май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26 май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25 май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24 май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23 май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22 май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21 май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20 май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19 май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18 май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17 май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16 май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15 май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14 май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13 май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12 май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11 май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10 май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9 май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8 май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7 май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6 май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5 май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4 май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3 май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2 май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1 май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30 апр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29 апр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28 апр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27 апр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26 апр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25 апр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24 апр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23 апр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22 апр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21 апр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20 апр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19 апр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18 апр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17 апр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16 апр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15 апр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14 апр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13 апр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12 апр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11 апр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10 апр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9 апр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8 апр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7 апр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6 апр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5 апр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4 апр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3 апр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2 апр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1 апр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31 мар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30 мар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29 мар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28 мар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27 мар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26 мар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25 мар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24 мар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23 мар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22 мар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21 мар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20 мар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19 мар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18 мар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17 мар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16 мар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15 мар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14 мар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13 мар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12 мар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11 мар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10 мар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9 мар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8 мар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7 мар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6 мар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5 мар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4 мар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3 мар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2 мар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1 мар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28 фев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27 фев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26 фев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25 фев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24 фев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23 фев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22 фев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21 фев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20 фев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19 фев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18 фев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17 фев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16 фев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15 фев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14 фев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13 фев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12 фев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11 фев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10 фев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9 фев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8 фев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7 фев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6 фев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5 фев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4 фев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3 фев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2 фев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1 фев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31 янв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30 янв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29 янв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28 янв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27 янв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26 янв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25 янв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24 янв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23 янв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22 янв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21 янв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20 янв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19 янв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18 янв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17 янв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16 янв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15 янв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14 янв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13 янв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12 янв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11 янв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10 янв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9 янв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8 янв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7 янв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6 янв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5 янв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4 янв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3 янв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2 янв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1 янв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31 дек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30 дек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29 дек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28 дек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27 дек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26 дек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25 дек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24 дек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23 дек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22 дек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21 дек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20 дек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19 дек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18 дек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17 дек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16 дек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15 дек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14 дек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13 дек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12 дек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11 дек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10 дек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9 дек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8 дек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7 дек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6 дек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5 дек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4 дек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3 дек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2 дек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1 дек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30 ноя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29 ноя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28 ноя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27 ноя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26 ноя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25 ноя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24 ноя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23 ноя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22 ноя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21 ноя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20 ноя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19 ноя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18 ноя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17 ноя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16 ноя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15 ноя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14 ноя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13 ноя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12 ноя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11 ноя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10 ноя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9 ноя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8 ноя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7 ноя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6 ноя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5 ноя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4 ноя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3 ноя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2 ноя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1 ноя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31 окт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30 окт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29 окт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28 окт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27 окт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26 окт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25 окт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24 окт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23 окт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22 окт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21 окт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20 окт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19 окт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18 окт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17 окт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16 окт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15 окт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14 окт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13 окт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12 окт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11 окт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10 окт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9 окт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8 окт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7 окт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6 окт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5 окт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4 окт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3 окт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2 окт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1 окт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30 сен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29 сен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28 сен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27 сен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26 сен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25 сен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24 сен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23 сен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22 сен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21 сен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20 сен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19 сен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18 сен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17 сен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16 сен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15 сен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14 сен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13 сен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12 сен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11 сен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10 сен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9 сен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8 сен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7 сен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6 сен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5 сен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4 сен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3 сен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2 сен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1 сен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31 авг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30 авг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29 авг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28 авг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27 авг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26 авг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25 авг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24 авг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23 авг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22 авг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21 авг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20 авг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19 авг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18 авг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17 авг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16 авг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15 авг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14 авг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13 авг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12 авг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11 авг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10 авг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9 авг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8 авг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7 авг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6 авг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5 авг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4 авг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3 авг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2 авг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1 авг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31 июл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30 июл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29 июл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28 июл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27 июл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26 июл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25 июл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24 июл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23 июл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22 июл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21 июл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20 июл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19 июл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18 июл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17 июл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16 июл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15 июл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14 июл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13 июл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12 июл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11 июл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10 июл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9 июл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8 июл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7 июл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6 июл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5 июл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4 июл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3 июл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2 июл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1 июл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30 июн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29 июн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28 июн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27 июн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26 июн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25 июн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24 июн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23 июн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22 июн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21 июн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20 июн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19 июн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18 июн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17 июн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16 июн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15 июн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14 июн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13 июн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12 июн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11 июн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10 июн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9 июн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8 июн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7 июн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6 июн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5 июн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4 июн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3 июн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2 июн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1 июн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31 май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30 май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29 май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28 май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27 май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26 май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25 май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24 май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23 май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22 май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21 май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20 май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19 май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18 май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17 май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16 май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15 май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14 май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13 май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12 май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11 май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10 май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9 май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8 май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7 май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6 май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5 май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4 май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3 май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2 май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1 май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30 апр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29 апр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28 апр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27 апр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26 апр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25 апр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24 апр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23 апр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22 апр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21 апр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20 апр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19 апр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18 апр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17 апр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16 апр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15 апр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14 апр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13 апр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12 апр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11 апр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10 апр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9 апр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8 апр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7 апр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6 апр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5 апр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4 апр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3 апр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2 апр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1 апр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31 мар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30 мар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29 мар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28 мар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27 мар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26 мар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25 мар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24 мар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23 мар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22 мар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21 мар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20 мар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19 мар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18 мар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17 мар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16 мар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15 мар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14 мар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13 мар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12 мар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11 мар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10 мар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9 мар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8 мар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7 мар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6 мар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5 мар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4 мар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3 мар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2 мар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1 мар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28 фев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27 фев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26 фев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25 фев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24 фев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23 фев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22 фев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21 фев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20 фев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19 фев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18 фев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17 фев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16 фев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15 фев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14 фев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13 фев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12 фев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11 фев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10 фев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9 фев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8 фев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7 фев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6 фев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5 фев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4 фев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3 фев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2 фев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1 фев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31 янв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30 янв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29 янв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28 янв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27 янв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26 янв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25 янв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24 янв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23 янв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22 янв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21 янв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20 янв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19 янв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18 янв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17 янв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16 янв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15 янв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14 янв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13 янв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12 янв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11 янв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10 янв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9 янв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8 янв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7 янв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6 янв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5 янв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4 янв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3 янв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2 янв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1 янв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31 дек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30 дек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29 дек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28 дек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27 дек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26 дек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25 дек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24 дек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23 дек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22 дек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21 дек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20 дек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19 дек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18 дек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17 дек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16 дек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15 дек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14 дек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13 дек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12 дек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2mm" svg:height="4.7mm" svg:x="14.97mm" svg:y="4.5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1" calcext:value-type="float">
            <text:p>1</text:p>
          </table:table-cell>
          <table:table-cell table:style-name="ce29" table:formula="of:=COUNTIF(Last50;[.A2])" office:value-type="float" office:value="3" calcext:value-type="float">
            <text:p>3</text:p>
          </table:table-cell>
          <table:table-cell table:style-name="ce30" table:formula="of:=COUNTIF(Last100;[.A2])" office:value-type="float" office:value="6" calcext:value-type="float">
            <text:p>6</text:p>
          </table:table-cell>
          <table:table-cell table:style-name="ce31" table:formula="of:=COUNTIF(Total;[.A2])" office:value-type="float" office:value="255" calcext:value-type="float">
            <text:p>255</text:p>
          </table:table-cell>
          <table:table-cell table:style-name="ce32" table:formula="of:=VALUE(50/[.D2])" office:value-type="float" office:value="16.6666666666667" calcext:value-type="float">
            <text:p>16,6666666666667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>
            <text:p/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1" calcext:value-type="float">
            <text:p>1</text:p>
          </table:table-cell>
          <table:table-cell table:style-name="ce28" table:formula="of:=COUNTIF(Last12;[.A3])" office:value-type="float" office:value="2" calcext:value-type="float">
            <text:p>2</text:p>
          </table:table-cell>
          <table:table-cell table:style-name="ce29" table:formula="of:=COUNTIF(Last50;[.A3])" office:value-type="float" office:value="9" calcext:value-type="float">
            <text:p>9</text:p>
          </table:table-cell>
          <table:table-cell table:style-name="ce30" table:formula="of:=COUNTIF(Last100;[.A3])" office:value-type="float" office:value="20" calcext:value-type="float">
            <text:p>20</text:p>
          </table:table-cell>
          <table:table-cell table:style-name="ce31" table:formula="of:=COUNTIF(Total;[.A3])" office:value-type="float" office:value="286" calcext:value-type="float">
            <text:p>286</text:p>
          </table:table-cell>
          <table:table-cell table:style-name="ce32" table:formula="of:=VALUE(50/[.D3])" office:value-type="float" office:value="5.55555555555556" calcext:value-type="float">
            <text:p>5,55555555555556</text:p>
          </table:table-cell>
          <table:table-cell table:style-name="ce1" table:formula="of:=IF([.B3]=0;[.$A3];&quot;&quot;)">
            <text:p/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0" calcext:value-type="float">
            <text:p>0</text:p>
          </table:table-cell>
          <table:table-cell table:style-name="ce28" table:formula="of:=COUNTIF(Last12;[.A4])" office:value-type="float" office:value="2" calcext:value-type="float">
            <text:p>2</text:p>
          </table:table-cell>
          <table:table-cell table:style-name="ce29" table:formula="of:=COUNTIF(Last50;[.A4])" office:value-type="float" office:value="4" calcext:value-type="float">
            <text:p>4</text:p>
          </table:table-cell>
          <table:table-cell table:style-name="ce30" table:formula="of:=COUNTIF(Last100;[.A4])" office:value-type="float" office:value="9" calcext:value-type="float">
            <text:p>9</text:p>
          </table:table-cell>
          <table:table-cell table:style-name="ce31" table:formula="of:=COUNTIF(Total;[.A4])" office:value-type="float" office:value="282" calcext:value-type="float">
            <text:p>282</text:p>
          </table:table-cell>
          <table:table-cell table:style-name="ce32" table:formula="of:=VALUE(50/[.D4])" office:value-type="float" office:value="12.5" calcext:value-type="float">
            <text:p>12,5</text:p>
          </table:table-cell>
          <table:table-cell table:style-name="ce1" table:formula="of:=IF([.B4]=0;[.$A4];&quot;&quot;)" office:value-type="float" office:value="3" calcext:value-type="float">
            <text:p>3</text:p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1" calcext:value-type="float">
            <text:p>1</text:p>
          </table:table-cell>
          <table:table-cell table:style-name="ce28" table:formula="of:=COUNTIF(Last12;[.A5])" office:value-type="float" office:value="1" calcext:value-type="float">
            <text:p>1</text:p>
          </table:table-cell>
          <table:table-cell table:style-name="ce29" table:formula="of:=COUNTIF(Last50;[.A5])" office:value-type="float" office:value="4" calcext:value-type="float">
            <text:p>4</text:p>
          </table:table-cell>
          <table:table-cell table:style-name="ce30" table:formula="of:=COUNTIF(Last100;[.A5])" office:value-type="float" office:value="11" calcext:value-type="float">
            <text:p>11</text:p>
          </table:table-cell>
          <table:table-cell table:style-name="ce31" table:formula="of:=COUNTIF(Total;[.A5])" office:value-type="float" office:value="264" calcext:value-type="float">
            <text:p>264</text:p>
          </table:table-cell>
          <table:table-cell table:style-name="ce32" table:formula="of:=VALUE(50/[.D5])" office:value-type="float" office:value="12.5" calcext:value-type="float">
            <text:p>12,5</text:p>
          </table:table-cell>
          <table:table-cell table:style-name="ce1" table:formula="of:=IF([.B5]=0;[.$A5];&quot;&quot;)">
            <text:p/>
          </table:table-cell>
          <table:table-cell table:style-name="ce33" table:formula="of:=IF([.C5]=0;[.$A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0" calcext:value-type="float">
            <text:p>0</text:p>
          </table:table-cell>
          <table:table-cell table:style-name="ce28" table:formula="of:=COUNTIF(Last12;[.A6])" office:value-type="float" office:value="1" calcext:value-type="float">
            <text:p>1</text:p>
          </table:table-cell>
          <table:table-cell table:style-name="ce29" table:formula="of:=COUNTIF(Last50;[.A6])" office:value-type="float" office:value="8" calcext:value-type="float">
            <text:p>8</text:p>
          </table:table-cell>
          <table:table-cell table:style-name="ce30" table:formula="of:=COUNTIF(Last100;[.A6])" office:value-type="float" office:value="15" calcext:value-type="float">
            <text:p>15</text:p>
          </table:table-cell>
          <table:table-cell table:style-name="ce31" table:formula="of:=COUNTIF(Total;[.A6])" office:value-type="float" office:value="236" calcext:value-type="float">
            <text:p>236</text:p>
          </table:table-cell>
          <table:table-cell table:style-name="ce32" table:formula="of:=VALUE(50/[.D6])" office:value-type="float" office:value="6.25" calcext:value-type="float">
            <text:p>6,25</text:p>
          </table:table-cell>
          <table:table-cell table:style-name="ce1" table:formula="of:=IF([.B6]=0;[.$A6];&quot;&quot;)" office:value-type="float" office:value="5" calcext:value-type="float">
            <text:p>5</text:p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1" calcext:value-type="float">
            <text:p>1</text:p>
          </table:table-cell>
          <table:table-cell table:style-name="ce28" table:formula="of:=COUNTIF(Last12;[.A7])" office:value-type="float" office:value="1" calcext:value-type="float">
            <text:p>1</text:p>
          </table:table-cell>
          <table:table-cell table:style-name="ce29" table:formula="of:=COUNTIF(Last50;[.A7])" office:value-type="float" office:value="5" calcext:value-type="float">
            <text:p>5</text:p>
          </table:table-cell>
          <table:table-cell table:style-name="ce30" table:formula="of:=COUNTIF(Last100;[.A7])" office:value-type="float" office:value="10" calcext:value-type="float">
            <text:p>10</text:p>
          </table:table-cell>
          <table:table-cell table:style-name="ce31" table:formula="of:=COUNTIF(Total;[.A7])" office:value-type="float" office:value="264" calcext:value-type="float">
            <text:p>264</text:p>
          </table:table-cell>
          <table:table-cell table:style-name="ce32" table:formula="of:=VALUE(50/[.D7])" office:value-type="float" office:value="10" calcext:value-type="float">
            <text:p>10</text:p>
          </table:table-cell>
          <table:table-cell table:style-name="ce1" table:formula="of:=IF([.B7]=0;[.$A7];&quot;&quot;)">
            <text:p/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0" calcext:value-type="float">
            <text:p>0</text:p>
          </table:table-cell>
          <table:table-cell table:style-name="ce28" table:formula="of:=COUNTIF(Last12;[.A8])" office:value-type="float" office:value="1" calcext:value-type="float">
            <text:p>1</text:p>
          </table:table-cell>
          <table:table-cell table:style-name="ce29" table:formula="of:=COUNTIF(Last50;[.A8])" office:value-type="float" office:value="6" calcext:value-type="float">
            <text:p>6</text:p>
          </table:table-cell>
          <table:table-cell table:style-name="ce30" table:formula="of:=COUNTIF(Last100;[.A8])" office:value-type="float" office:value="13" calcext:value-type="float">
            <text:p>13</text:p>
          </table:table-cell>
          <table:table-cell table:style-name="ce31" table:formula="of:=COUNTIF(Total;[.A8])" office:value-type="float" office:value="296" calcext:value-type="float">
            <text:p>296</text:p>
          </table:table-cell>
          <table:table-cell table:style-name="ce32" table:formula="of:=VALUE(50/[.D8])" office:value-type="float" office:value="8.33333333333333" calcext:value-type="float">
            <text:p>8,33333333333333</text:p>
          </table:table-cell>
          <table:table-cell table:style-name="ce1" table:formula="of:=IF([.B8]=0;[.$A8];&quot;&quot;)" office:value-type="float" office:value="7" calcext:value-type="float">
            <text:p>7</text:p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1" calcext:value-type="float">
            <text:p>1</text:p>
          </table:table-cell>
          <table:table-cell table:style-name="ce28" table:formula="of:=COUNTIF(Last12;[.A9])" office:value-type="float" office:value="1" calcext:value-type="float">
            <text:p>1</text:p>
          </table:table-cell>
          <table:table-cell table:style-name="ce29" table:formula="of:=COUNTIF(Last50;[.A9])" office:value-type="float" office:value="9" calcext:value-type="float">
            <text:p>9</text:p>
          </table:table-cell>
          <table:table-cell table:style-name="ce30" table:formula="of:=COUNTIF(Last100;[.A9])" office:value-type="float" office:value="22" calcext:value-type="float">
            <text:p>22</text:p>
          </table:table-cell>
          <table:table-cell table:style-name="ce31" table:formula="of:=COUNTIF(Total;[.A9])" office:value-type="float" office:value="251" calcext:value-type="float">
            <text:p>251</text:p>
          </table:table-cell>
          <table:table-cell table:style-name="ce32" table:formula="of:=VALUE(50/[.D9])" office:value-type="float" office:value="5.55555555555556" calcext:value-type="float">
            <text:p>5,55555555555556</text:p>
          </table:table-cell>
          <table:table-cell table:style-name="ce1" table:formula="of:=IF([.B9]=0;[.$A9];&quot;&quot;)">
            <text:p/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2" calcext:value-type="float">
            <text:p>2</text:p>
          </table:table-cell>
          <table:table-cell table:style-name="ce28" table:formula="of:=COUNTIF(Last12;[.A10])" office:value-type="float" office:value="2" calcext:value-type="float">
            <text:p>2</text:p>
          </table:table-cell>
          <table:table-cell table:style-name="ce29" table:formula="of:=COUNTIF(Last50;[.A10])" office:value-type="float" office:value="5" calcext:value-type="float">
            <text:p>5</text:p>
          </table:table-cell>
          <table:table-cell table:style-name="ce30" table:formula="of:=COUNTIF(Last100;[.A10])" office:value-type="float" office:value="10" calcext:value-type="float">
            <text:p>10</text:p>
          </table:table-cell>
          <table:table-cell table:style-name="ce31" table:formula="of:=COUNTIF(Total;[.A10])" office:value-type="float" office:value="256" calcext:value-type="float">
            <text:p>256</text:p>
          </table:table-cell>
          <table:table-cell table:style-name="ce32" table:formula="of:=VALUE(50/[.D10])" office:value-type="float" office:value="10" calcext:value-type="float">
            <text:p>10</text:p>
          </table:table-cell>
          <table:table-cell table:style-name="ce1" table:formula="of:=IF([.B10]=0;[.$A10];&quot;&quot;)">
            <text:p/>
          </table:table-cell>
          <table:table-cell table:style-name="ce33" table:formula="of:=IF([.C10]=0;[.$A1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0" calcext:value-type="float">
            <text:p>0</text:p>
          </table:table-cell>
          <table:table-cell table:style-name="ce28" table:formula="of:=COUNTIF(Last12;[.A11])" office:value-type="float" office:value="2" calcext:value-type="float">
            <text:p>2</text:p>
          </table:table-cell>
          <table:table-cell table:style-name="ce29" table:formula="of:=COUNTIF(Last50;[.A11])" office:value-type="float" office:value="7" calcext:value-type="float">
            <text:p>7</text:p>
          </table:table-cell>
          <table:table-cell table:style-name="ce30" table:formula="of:=COUNTIF(Last100;[.A11])" office:value-type="float" office:value="17" calcext:value-type="float">
            <text:p>17</text:p>
          </table:table-cell>
          <table:table-cell table:style-name="ce31" table:formula="of:=COUNTIF(Total;[.A11])" office:value-type="float" office:value="256" calcext:value-type="float">
            <text:p>256</text:p>
          </table:table-cell>
          <table:table-cell table:style-name="ce32" table:formula="of:=VALUE(50/[.D11])" office:value-type="float" office:value="7.14285714285714" calcext:value-type="float">
            <text:p>7,14285714285714</text:p>
          </table:table-cell>
          <table:table-cell table:style-name="ce1" table:formula="of:=IF([.B11]=0;[.$A11];&quot;&quot;)" office:value-type="float" office:value="10" calcext:value-type="float">
            <text:p>10</text:p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0" calcext:value-type="float">
            <text:p>0</text:p>
          </table:table-cell>
          <table:table-cell table:style-name="ce28" table:formula="of:=COUNTIF(Last12;[.A12])" office:value-type="float" office:value="0" calcext:value-type="float">
            <text:p>0</text:p>
          </table:table-cell>
          <table:table-cell table:style-name="ce29" table:formula="of:=COUNTIF(Last50;[.A12])" office:value-type="float" office:value="3" calcext:value-type="float">
            <text:p>3</text:p>
          </table:table-cell>
          <table:table-cell table:style-name="ce30" table:formula="of:=COUNTIF(Last100;[.A12])" office:value-type="float" office:value="16" calcext:value-type="float">
            <text:p>16</text:p>
          </table:table-cell>
          <table:table-cell table:style-name="ce31" table:formula="of:=COUNTIF(Total;[.A12])" office:value-type="float" office:value="273" calcext:value-type="float">
            <text:p>273</text:p>
          </table:table-cell>
          <table:table-cell table:style-name="ce32" table:formula="of:=VALUE(50/[.D12])" office:value-type="float" office:value="16.6666666666667" calcext:value-type="float">
            <text:p>16,6666666666667</text:p>
          </table:table-cell>
          <table:table-cell table:style-name="ce1" table:formula="of:=IF([.B12]=0;[.$A12];&quot;&quot;)" office:value-type="float" office:value="11" calcext:value-type="float">
            <text:p>11</text:p>
          </table:table-cell>
          <table:table-cell table:style-name="ce33" table:formula="of:=IF([.C12]=0;[.$A12];&quot;&quot;)" office:value-type="float" office:value="11" calcext:value-type="float">
            <text:p>11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1" calcext:value-type="float">
            <text:p>1</text:p>
          </table:table-cell>
          <table:table-cell table:style-name="ce28" table:formula="of:=COUNTIF(Last12;[.A13])" office:value-type="float" office:value="2" calcext:value-type="float">
            <text:p>2</text:p>
          </table:table-cell>
          <table:table-cell table:style-name="ce29" table:formula="of:=COUNTIF(Last50;[.A13])" office:value-type="float" office:value="9" calcext:value-type="float">
            <text:p>9</text:p>
          </table:table-cell>
          <table:table-cell table:style-name="ce30" table:formula="of:=COUNTIF(Last100;[.A13])" office:value-type="float" office:value="15" calcext:value-type="float">
            <text:p>15</text:p>
          </table:table-cell>
          <table:table-cell table:style-name="ce31" table:formula="of:=COUNTIF(Total;[.A13])" office:value-type="float" office:value="281" calcext:value-type="float">
            <text:p>281</text:p>
          </table:table-cell>
          <table:table-cell table:style-name="ce32" table:formula="of:=VALUE(50/[.D13])" office:value-type="float" office:value="5.55555555555556" calcext:value-type="float">
            <text:p>5,55555555555556</text:p>
          </table:table-cell>
          <table:table-cell table:style-name="ce1" table:formula="of:=IF([.B13]=0;[.$A13];&quot;&quot;)">
            <text:p/>
          </table:table-cell>
          <table:table-cell table:style-name="ce33" table:formula="of:=IF([.C13]=0;[.$A1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0" calcext:value-type="float">
            <text:p>0</text:p>
          </table:table-cell>
          <table:table-cell table:style-name="ce28" table:formula="of:=COUNTIF(Last12;[.A14])" office:value-type="float" office:value="1" calcext:value-type="float">
            <text:p>1</text:p>
          </table:table-cell>
          <table:table-cell table:style-name="ce29" table:formula="of:=COUNTIF(Last50;[.A14])" office:value-type="float" office:value="6" calcext:value-type="float">
            <text:p>6</text:p>
          </table:table-cell>
          <table:table-cell table:style-name="ce30" table:formula="of:=COUNTIF(Last100;[.A14])" office:value-type="float" office:value="12" calcext:value-type="float">
            <text:p>12</text:p>
          </table:table-cell>
          <table:table-cell table:style-name="ce31" table:formula="of:=COUNTIF(Total;[.A14])" office:value-type="float" office:value="286" calcext:value-type="float">
            <text:p>286</text:p>
          </table:table-cell>
          <table:table-cell table:style-name="ce32" table:formula="of:=VALUE(50/[.D14])" office:value-type="float" office:value="8.33333333333333" calcext:value-type="float">
            <text:p>8,33333333333333</text:p>
          </table:table-cell>
          <table:table-cell table:style-name="ce1" table:formula="of:=IF([.B14]=0;[.$A14];&quot;&quot;)" office:value-type="float" office:value="13" calcext:value-type="float">
            <text:p>13</text:p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2" calcext:value-type="float">
            <text:p>2</text:p>
          </table:table-cell>
          <table:table-cell table:style-name="ce28" table:formula="of:=COUNTIF(Last12;[.A15])" office:value-type="float" office:value="3" calcext:value-type="float">
            <text:p>3</text:p>
          </table:table-cell>
          <table:table-cell table:style-name="ce29" table:formula="of:=COUNTIF(Last50;[.A15])" office:value-type="float" office:value="4" calcext:value-type="float">
            <text:p>4</text:p>
          </table:table-cell>
          <table:table-cell table:style-name="ce30" table:formula="of:=COUNTIF(Last100;[.A15])" office:value-type="float" office:value="8" calcext:value-type="float">
            <text:p>8</text:p>
          </table:table-cell>
          <table:table-cell table:style-name="ce31" table:formula="of:=COUNTIF(Total;[.A15])" office:value-type="float" office:value="250" calcext:value-type="float">
            <text:p>250</text:p>
          </table:table-cell>
          <table:table-cell table:style-name="ce32" table:formula="of:=VALUE(50/[.D15])" office:value-type="float" office:value="12.5" calcext:value-type="float">
            <text:p>12,5</text:p>
          </table:table-cell>
          <table:table-cell table:style-name="ce1" table:formula="of:=IF([.B15]=0;[.$A15];&quot;&quot;)">
            <text:p/>
          </table:table-cell>
          <table:table-cell table:style-name="ce33" table:formula="of:=IF([.C15]=0;[.$A1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0" calcext:value-type="float">
            <text:p>0</text:p>
          </table:table-cell>
          <table:table-cell table:style-name="ce28" table:formula="of:=COUNTIF(Last12;[.A16])" office:value-type="float" office:value="1" calcext:value-type="float">
            <text:p>1</text:p>
          </table:table-cell>
          <table:table-cell table:style-name="ce29" table:formula="of:=COUNTIF(Last50;[.A16])" office:value-type="float" office:value="5" calcext:value-type="float">
            <text:p>5</text:p>
          </table:table-cell>
          <table:table-cell table:style-name="ce30" table:formula="of:=COUNTIF(Last100;[.A16])" office:value-type="float" office:value="12" calcext:value-type="float">
            <text:p>12</text:p>
          </table:table-cell>
          <table:table-cell table:style-name="ce31" table:formula="of:=COUNTIF(Total;[.A16])" office:value-type="float" office:value="259" calcext:value-type="float">
            <text:p>259</text:p>
          </table:table-cell>
          <table:table-cell table:style-name="ce32" table:formula="of:=VALUE(50/[.D16])" office:value-type="float" office:value="10" calcext:value-type="float">
            <text:p>10</text:p>
          </table:table-cell>
          <table:table-cell table:style-name="ce1" table:formula="of:=IF([.B16]=0;[.$A16];&quot;&quot;)" office:value-type="float" office:value="15" calcext:value-type="float">
            <text:p>15</text:p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0" calcext:value-type="float">
            <text:p>0</text:p>
          </table:table-cell>
          <table:table-cell table:style-name="ce29" table:formula="of:=COUNTIF(Last50;[.A17])" office:value-type="float" office:value="2" calcext:value-type="float">
            <text:p>2</text:p>
          </table:table-cell>
          <table:table-cell table:style-name="ce30" table:formula="of:=COUNTIF(Last100;[.A17])" office:value-type="float" office:value="9" calcext:value-type="float">
            <text:p>9</text:p>
          </table:table-cell>
          <table:table-cell table:style-name="ce31" table:formula="of:=COUNTIF(Total;[.A17])" office:value-type="float" office:value="277" calcext:value-type="float">
            <text:p>277</text:p>
          </table:table-cell>
          <table:table-cell table:style-name="ce32" table:formula="of:=VALUE(50/[.D17])" office:value-type="float" office:value="25" calcext:value-type="float">
            <text:p>25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 office:value-type="float" office:value="16" calcext:value-type="float">
            <text:p>16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2" calcext:value-type="float">
            <text:p>2</text:p>
          </table:table-cell>
          <table:table-cell table:style-name="ce28" table:formula="of:=COUNTIF(Last12;[.A18])" office:value-type="float" office:value="4" calcext:value-type="float">
            <text:p>4</text:p>
          </table:table-cell>
          <table:table-cell table:style-name="ce29" table:formula="of:=COUNTIF(Last50;[.A18])" office:value-type="float" office:value="8" calcext:value-type="float">
            <text:p>8</text:p>
          </table:table-cell>
          <table:table-cell table:style-name="ce30" table:formula="of:=COUNTIF(Last100;[.A18])" office:value-type="float" office:value="14" calcext:value-type="float">
            <text:p>14</text:p>
          </table:table-cell>
          <table:table-cell table:style-name="ce31" table:formula="of:=COUNTIF(Total;[.A18])" office:value-type="float" office:value="241" calcext:value-type="float">
            <text:p>241</text:p>
          </table:table-cell>
          <table:table-cell table:style-name="ce32" table:formula="of:=VALUE(50/[.D18])" office:value-type="float" office:value="6.25" calcext:value-type="float">
            <text:p>6,25</text:p>
          </table:table-cell>
          <table:table-cell table:style-name="ce1" table:formula="of:=IF([.B18]=0;[.$A18];&quot;&quot;)">
            <text:p/>
          </table:table-cell>
          <table:table-cell table:style-name="ce33" table:formula="of:=IF([.C18]=0;[.$A1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0" calcext:value-type="float">
            <text:p>0</text:p>
          </table:table-cell>
          <table:table-cell table:style-name="ce28" table:formula="of:=COUNTIF(Last12;[.A19])" office:value-type="float" office:value="2" calcext:value-type="float">
            <text:p>2</text:p>
          </table:table-cell>
          <table:table-cell table:style-name="ce29" table:formula="of:=COUNTIF(Last50;[.A19])" office:value-type="float" office:value="9" calcext:value-type="float">
            <text:p>9</text:p>
          </table:table-cell>
          <table:table-cell table:style-name="ce30" table:formula="of:=COUNTIF(Last100;[.A19])" office:value-type="float" office:value="17" calcext:value-type="float">
            <text:p>17</text:p>
          </table:table-cell>
          <table:table-cell table:style-name="ce31" table:formula="of:=COUNTIF(Total;[.A19])" office:value-type="float" office:value="299" calcext:value-type="float">
            <text:p>299</text:p>
          </table:table-cell>
          <table:table-cell table:style-name="ce32" table:formula="of:=VALUE(50/[.D19])" office:value-type="float" office:value="5.55555555555556" calcext:value-type="float">
            <text:p>5,55555555555556</text:p>
          </table:table-cell>
          <table:table-cell table:style-name="ce1" table:formula="of:=IF([.B19]=0;[.$A19];&quot;&quot;)" office:value-type="float" office:value="18" calcext:value-type="float">
            <text:p>18</text:p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0" calcext:value-type="float">
            <text:p>0</text:p>
          </table:table-cell>
          <table:table-cell table:style-name="ce28" table:formula="of:=COUNTIF(Last12;[.A20])" office:value-type="float" office:value="0" calcext:value-type="float">
            <text:p>0</text:p>
          </table:table-cell>
          <table:table-cell table:style-name="ce29" table:formula="of:=COUNTIF(Last50;[.A20])" office:value-type="float" office:value="9" calcext:value-type="float">
            <text:p>9</text:p>
          </table:table-cell>
          <table:table-cell table:style-name="ce30" table:formula="of:=COUNTIF(Last100;[.A20])" office:value-type="float" office:value="20" calcext:value-type="float">
            <text:p>20</text:p>
          </table:table-cell>
          <table:table-cell table:style-name="ce31" table:formula="of:=COUNTIF(Total;[.A20])" office:value-type="float" office:value="281" calcext:value-type="float">
            <text:p>281</text:p>
          </table:table-cell>
          <table:table-cell table:style-name="ce32" table:formula="of:=VALUE(50/[.D20])" office:value-type="float" office:value="5.55555555555556" calcext:value-type="float">
            <text:p>5,55555555555556</text:p>
          </table:table-cell>
          <table:table-cell table:style-name="ce1" table:formula="of:=IF([.B20]=0;[.$A20];&quot;&quot;)" office:value-type="float" office:value="19" calcext:value-type="float">
            <text:p>19</text:p>
          </table:table-cell>
          <table:table-cell table:style-name="ce33" table:formula="of:=IF([.C20]=0;[.$A20];&quot;&quot;)" office:value-type="float" office:value="19" calcext:value-type="float">
            <text:p>19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0" calcext:value-type="float">
            <text:p>0</text:p>
          </table:table-cell>
          <table:table-cell table:style-name="ce28" table:formula="of:=COUNTIF(Last12;[.A21])" office:value-type="float" office:value="2" calcext:value-type="float">
            <text:p>2</text:p>
          </table:table-cell>
          <table:table-cell table:style-name="ce29" table:formula="of:=COUNTIF(Last50;[.A21])" office:value-type="float" office:value="8" calcext:value-type="float">
            <text:p>8</text:p>
          </table:table-cell>
          <table:table-cell table:style-name="ce30" table:formula="of:=COUNTIF(Last100;[.A21])" office:value-type="float" office:value="15" calcext:value-type="float">
            <text:p>15</text:p>
          </table:table-cell>
          <table:table-cell table:style-name="ce31" table:formula="of:=COUNTIF(Total;[.A21])" office:value-type="float" office:value="265" calcext:value-type="float">
            <text:p>265</text:p>
          </table:table-cell>
          <table:table-cell table:style-name="ce32" table:formula="of:=VALUE(50/[.D21])" office:value-type="float" office:value="6.25" calcext:value-type="float">
            <text:p>6,25</text:p>
          </table:table-cell>
          <table:table-cell table:style-name="ce1" table:formula="of:=IF([.B21]=0;[.$A21];&quot;&quot;)" office:value-type="float" office:value="20" calcext:value-type="float">
            <text:p>20</text:p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0" calcext:value-type="float">
            <text:p>0</text:p>
          </table:table-cell>
          <table:table-cell table:style-name="ce28" table:formula="of:=COUNTIF(Last12;[.A22])" office:value-type="float" office:value="2" calcext:value-type="float">
            <text:p>2</text:p>
          </table:table-cell>
          <table:table-cell table:style-name="ce29" table:formula="of:=COUNTIF(Last50;[.A22])" office:value-type="float" office:value="9" calcext:value-type="float">
            <text:p>9</text:p>
          </table:table-cell>
          <table:table-cell table:style-name="ce30" table:formula="of:=COUNTIF(Last100;[.A22])" office:value-type="float" office:value="12" calcext:value-type="float">
            <text:p>12</text:p>
          </table:table-cell>
          <table:table-cell table:style-name="ce31" table:formula="of:=COUNTIF(Total;[.A22])" office:value-type="float" office:value="268" calcext:value-type="float">
            <text:p>268</text:p>
          </table:table-cell>
          <table:table-cell table:style-name="ce32" table:formula="of:=VALUE(50/[.D22])" office:value-type="float" office:value="5.55555555555556" calcext:value-type="float">
            <text:p>5,55555555555556</text:p>
          </table:table-cell>
          <table:table-cell table:style-name="ce1" table:formula="of:=IF([.B22]=0;[.$A22];&quot;&quot;)" office:value-type="float" office:value="21" calcext:value-type="float">
            <text:p>21</text:p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2" calcext:value-type="float">
            <text:p>2</text:p>
          </table:table-cell>
          <table:table-cell table:style-name="ce28" table:formula="of:=COUNTIF(Last12;[.A23])" office:value-type="float" office:value="2" calcext:value-type="float">
            <text:p>2</text:p>
          </table:table-cell>
          <table:table-cell table:style-name="ce29" table:formula="of:=COUNTIF(Last50;[.A23])" office:value-type="float" office:value="7" calcext:value-type="float">
            <text:p>7</text:p>
          </table:table-cell>
          <table:table-cell table:style-name="ce30" table:formula="of:=COUNTIF(Last100;[.A23])" office:value-type="float" office:value="10" calcext:value-type="float">
            <text:p>10</text:p>
          </table:table-cell>
          <table:table-cell table:style-name="ce31" table:formula="of:=COUNTIF(Total;[.A23])" office:value-type="float" office:value="261" calcext:value-type="float">
            <text:p>261</text:p>
          </table:table-cell>
          <table:table-cell table:style-name="ce32" table:formula="of:=VALUE(50/[.D23])" office:value-type="float" office:value="7.14285714285714" calcext:value-type="float">
            <text:p>7,14285714285714</text:p>
          </table:table-cell>
          <table:table-cell table:style-name="ce1" table:formula="of:=IF([.B23]=0;[.$A23];&quot;&quot;)">
            <text:p/>
          </table:table-cell>
          <table:table-cell table:style-name="ce33" table:formula="of:=IF([.C23]=0;[.$A2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0" calcext:value-type="float">
            <text:p>0</text:p>
          </table:table-cell>
          <table:table-cell table:style-name="ce28" table:formula="of:=COUNTIF(Last12;[.A24])" office:value-type="float" office:value="3" calcext:value-type="float">
            <text:p>3</text:p>
          </table:table-cell>
          <table:table-cell table:style-name="ce29" table:formula="of:=COUNTIF(Last50;[.A24])" office:value-type="float" office:value="10" calcext:value-type="float">
            <text:p>10</text:p>
          </table:table-cell>
          <table:table-cell table:style-name="ce30" table:formula="of:=COUNTIF(Last100;[.A24])" office:value-type="float" office:value="16" calcext:value-type="float">
            <text:p>16</text:p>
          </table:table-cell>
          <table:table-cell table:style-name="ce31" table:formula="of:=COUNTIF(Total;[.A24])" office:value-type="float" office:value="274" calcext:value-type="float">
            <text:p>274</text:p>
          </table:table-cell>
          <table:table-cell table:style-name="ce32" table:formula="of:=VALUE(50/[.D24])" office:value-type="float" office:value="5" calcext:value-type="float">
            <text:p>5</text:p>
          </table:table-cell>
          <table:table-cell table:style-name="ce1" table:formula="of:=IF([.B24]=0;[.$A24];&quot;&quot;)" office:value-type="float" office:value="23" calcext:value-type="float">
            <text:p>23</text:p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0" calcext:value-type="float">
            <text:p>0</text:p>
          </table:table-cell>
          <table:table-cell table:style-name="ce28" table:formula="of:=COUNTIF(Last12;[.A25])" office:value-type="float" office:value="0" calcext:value-type="float">
            <text:p>0</text:p>
          </table:table-cell>
          <table:table-cell table:style-name="ce29" table:formula="of:=COUNTIF(Last50;[.A25])" office:value-type="float" office:value="6" calcext:value-type="float">
            <text:p>6</text:p>
          </table:table-cell>
          <table:table-cell table:style-name="ce30" table:formula="of:=COUNTIF(Last100;[.A25])" office:value-type="float" office:value="11" calcext:value-type="float">
            <text:p>11</text:p>
          </table:table-cell>
          <table:table-cell table:style-name="ce31" table:formula="of:=COUNTIF(Total;[.A25])" office:value-type="float" office:value="272" calcext:value-type="float">
            <text:p>272</text:p>
          </table:table-cell>
          <table:table-cell table:style-name="ce32" table:formula="of:=VALUE(50/[.D25])" office:value-type="float" office:value="8.33333333333333" calcext:value-type="float">
            <text:p>8,33333333333333</text:p>
          </table:table-cell>
          <table:table-cell table:style-name="ce1" table:formula="of:=IF([.B25]=0;[.$A25];&quot;&quot;)" office:value-type="float" office:value="24" calcext:value-type="float">
            <text:p>24</text:p>
          </table:table-cell>
          <table:table-cell table:style-name="ce33" table:formula="of:=IF([.C25]=0;[.$A25];&quot;&quot;)" office:value-type="float" office:value="24" calcext:value-type="float">
            <text:p>2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1" calcext:value-type="float">
            <text:p>1</text:p>
          </table:table-cell>
          <table:table-cell table:style-name="ce28" table:formula="of:=COUNTIF(Last12;[.A26])" office:value-type="float" office:value="2" calcext:value-type="float">
            <text:p>2</text:p>
          </table:table-cell>
          <table:table-cell table:style-name="ce29" table:formula="of:=COUNTIF(Last50;[.A26])" office:value-type="float" office:value="6" calcext:value-type="float">
            <text:p>6</text:p>
          </table:table-cell>
          <table:table-cell table:style-name="ce30" table:formula="of:=COUNTIF(Last100;[.A26])" office:value-type="float" office:value="12" calcext:value-type="float">
            <text:p>12</text:p>
          </table:table-cell>
          <table:table-cell table:style-name="ce31" table:formula="of:=COUNTIF(Total;[.A26])" office:value-type="float" office:value="248" calcext:value-type="float">
            <text:p>248</text:p>
          </table:table-cell>
          <table:table-cell table:style-name="ce32" table:formula="of:=VALUE(50/[.D26])" office:value-type="float" office:value="8.33333333333333" calcext:value-type="float">
            <text:p>8,33333333333333</text:p>
          </table:table-cell>
          <table:table-cell table:style-name="ce1" table:formula="of:=IF([.B26]=0;[.$A26];&quot;&quot;)">
            <text:p/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0" calcext:value-type="float">
            <text:p>0</text:p>
          </table:table-cell>
          <table:table-cell table:style-name="ce28" table:formula="of:=COUNTIF(Last12;[.A27])" office:value-type="float" office:value="0" calcext:value-type="float">
            <text:p>0</text:p>
          </table:table-cell>
          <table:table-cell table:style-name="ce29" table:formula="of:=COUNTIF(Last50;[.A27])" office:value-type="float" office:value="8" calcext:value-type="float">
            <text:p>8</text:p>
          </table:table-cell>
          <table:table-cell table:style-name="ce30" table:formula="of:=COUNTIF(Last100;[.A27])" office:value-type="float" office:value="15" calcext:value-type="float">
            <text:p>15</text:p>
          </table:table-cell>
          <table:table-cell table:style-name="ce31" table:formula="of:=COUNTIF(Total;[.A27])" office:value-type="float" office:value="252" calcext:value-type="float">
            <text:p>252</text:p>
          </table:table-cell>
          <table:table-cell table:style-name="ce32" table:formula="of:=VALUE(50/[.D27])" office:value-type="float" office:value="6.25" calcext:value-type="float">
            <text:p>6,25</text:p>
          </table:table-cell>
          <table:table-cell table:style-name="ce1" table:formula="of:=IF([.B27]=0;[.$A27];&quot;&quot;)" office:value-type="float" office:value="26" calcext:value-type="float">
            <text:p>26</text:p>
          </table:table-cell>
          <table:table-cell table:style-name="ce33" table:formula="of:=IF([.C27]=0;[.$A27];&quot;&quot;)" office:value-type="float" office:value="26" calcext:value-type="float">
            <text:p>26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1" calcext:value-type="float">
            <text:p>1</text:p>
          </table:table-cell>
          <table:table-cell table:style-name="ce28" table:formula="of:=COUNTIF(Last12;[.A28])" office:value-type="float" office:value="3" calcext:value-type="float">
            <text:p>3</text:p>
          </table:table-cell>
          <table:table-cell table:style-name="ce29" table:formula="of:=COUNTIF(Last50;[.A28])" office:value-type="float" office:value="12" calcext:value-type="float">
            <text:p>12</text:p>
          </table:table-cell>
          <table:table-cell table:style-name="ce30" table:formula="of:=COUNTIF(Last100;[.A28])" office:value-type="float" office:value="18" calcext:value-type="float">
            <text:p>18</text:p>
          </table:table-cell>
          <table:table-cell table:style-name="ce31" table:formula="of:=COUNTIF(Total;[.A28])" office:value-type="float" office:value="283" calcext:value-type="float">
            <text:p>283</text:p>
          </table:table-cell>
          <table:table-cell table:style-name="ce32" table:formula="of:=VALUE(50/[.D28])" office:value-type="float" office:value="4.16666666666667" calcext:value-type="float">
            <text:p>4,16666666666667</text:p>
          </table:table-cell>
          <table:table-cell table:style-name="ce1" table:formula="of:=IF([.B28]=0;[.$A28];&quot;&quot;)">
            <text:p/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1" calcext:value-type="float">
            <text:p>1</text:p>
          </table:table-cell>
          <table:table-cell table:style-name="ce28" table:formula="of:=COUNTIF(Last12;[.A29])" office:value-type="float" office:value="1" calcext:value-type="float">
            <text:p>1</text:p>
          </table:table-cell>
          <table:table-cell table:style-name="ce29" table:formula="of:=COUNTIF(Last50;[.A29])" office:value-type="float" office:value="6" calcext:value-type="float">
            <text:p>6</text:p>
          </table:table-cell>
          <table:table-cell table:style-name="ce30" table:formula="of:=COUNTIF(Last100;[.A29])" office:value-type="float" office:value="11" calcext:value-type="float">
            <text:p>11</text:p>
          </table:table-cell>
          <table:table-cell table:style-name="ce31" table:formula="of:=COUNTIF(Total;[.A29])" office:value-type="float" office:value="248" calcext:value-type="float">
            <text:p>248</text:p>
          </table:table-cell>
          <table:table-cell table:style-name="ce32" table:formula="of:=VALUE(50/[.D29])" office:value-type="float" office:value="8.33333333333333" calcext:value-type="float">
            <text:p>8,33333333333333</text:p>
          </table:table-cell>
          <table:table-cell table:style-name="ce1" table:formula="of:=IF([.B29]=0;[.$A29];&quot;&quot;)">
            <text:p/>
          </table:table-cell>
          <table:table-cell table:style-name="ce33" table:formula="of:=IF([.C29]=0;[.$A2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1" calcext:value-type="float">
            <text:p>1</text:p>
          </table:table-cell>
          <table:table-cell table:style-name="ce28" table:formula="of:=COUNTIF(Last12;[.A30])" office:value-type="float" office:value="3" calcext:value-type="float">
            <text:p>3</text:p>
          </table:table-cell>
          <table:table-cell table:style-name="ce29" table:formula="of:=COUNTIF(Last50;[.A30])" office:value-type="float" office:value="8" calcext:value-type="float">
            <text:p>8</text:p>
          </table:table-cell>
          <table:table-cell table:style-name="ce30" table:formula="of:=COUNTIF(Last100;[.A30])" office:value-type="float" office:value="19" calcext:value-type="float">
            <text:p>19</text:p>
          </table:table-cell>
          <table:table-cell table:style-name="ce31" table:formula="of:=COUNTIF(Total;[.A30])" office:value-type="float" office:value="238" calcext:value-type="float">
            <text:p>238</text:p>
          </table:table-cell>
          <table:table-cell table:style-name="ce32" table:formula="of:=VALUE(50/[.D30])" office:value-type="float" office:value="6.25" calcext:value-type="float">
            <text:p>6,25</text:p>
          </table:table-cell>
          <table:table-cell table:style-name="ce1" table:formula="of:=IF([.B30]=0;[.$A30];&quot;&quot;)">
            <text:p/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1" calcext:value-type="float">
            <text:p>1</text:p>
          </table:table-cell>
          <table:table-cell table:style-name="ce28" table:formula="of:=COUNTIF(Last12;[.A31])" office:value-type="float" office:value="1" calcext:value-type="float">
            <text:p>1</text:p>
          </table:table-cell>
          <table:table-cell table:style-name="ce29" table:formula="of:=COUNTIF(Last50;[.A31])" office:value-type="float" office:value="4" calcext:value-type="float">
            <text:p>4</text:p>
          </table:table-cell>
          <table:table-cell table:style-name="ce30" table:formula="of:=COUNTIF(Last100;[.A31])" office:value-type="float" office:value="10" calcext:value-type="float">
            <text:p>10</text:p>
          </table:table-cell>
          <table:table-cell table:style-name="ce31" table:formula="of:=COUNTIF(Total;[.A31])" office:value-type="float" office:value="269" calcext:value-type="float">
            <text:p>269</text:p>
          </table:table-cell>
          <table:table-cell table:style-name="ce32" table:formula="of:=VALUE(50/[.D31])" office:value-type="float" office:value="12.5" calcext:value-type="float">
            <text:p>12,5</text:p>
          </table:table-cell>
          <table:table-cell table:style-name="ce1" table:formula="of:=IF([.B31]=0;[.$A31];&quot;&quot;)">
            <text:p/>
          </table:table-cell>
          <table:table-cell table:style-name="ce33" table:formula="of:=IF([.C31]=0;[.$A3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1" calcext:value-type="float">
            <text:p>1</text:p>
          </table:table-cell>
          <table:table-cell table:style-name="ce28" table:formula="of:=COUNTIF(Last12;[.A32])" office:value-type="float" office:value="2" calcext:value-type="float">
            <text:p>2</text:p>
          </table:table-cell>
          <table:table-cell table:style-name="ce29" table:formula="of:=COUNTIF(Last50;[.A32])" office:value-type="float" office:value="10" calcext:value-type="float">
            <text:p>10</text:p>
          </table:table-cell>
          <table:table-cell table:style-name="ce30" table:formula="of:=COUNTIF(Last100;[.A32])" office:value-type="float" office:value="17" calcext:value-type="float">
            <text:p>17</text:p>
          </table:table-cell>
          <table:table-cell table:style-name="ce31" table:formula="of:=COUNTIF(Total;[.A32])" office:value-type="float" office:value="271" calcext:value-type="float">
            <text:p>271</text:p>
          </table:table-cell>
          <table:table-cell table:style-name="ce32" table:formula="of:=VALUE(50/[.D32])" office:value-type="float" office:value="5" calcext:value-type="float">
            <text:p>5</text:p>
          </table:table-cell>
          <table:table-cell table:style-name="ce1" table:formula="of:=IF([.B32]=0;[.$A32];&quot;&quot;)">
            <text:p/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0" calcext:value-type="float">
            <text:p>0</text:p>
          </table:table-cell>
          <table:table-cell table:style-name="ce28" table:formula="of:=COUNTIF(Last12;[.A33])" office:value-type="float" office:value="0" calcext:value-type="float">
            <text:p>0</text:p>
          </table:table-cell>
          <table:table-cell table:style-name="ce29" table:formula="of:=COUNTIF(Last50;[.A33])" office:value-type="float" office:value="5" calcext:value-type="float">
            <text:p>5</text:p>
          </table:table-cell>
          <table:table-cell table:style-name="ce30" table:formula="of:=COUNTIF(Last100;[.A33])" office:value-type="float" office:value="15" calcext:value-type="float">
            <text:p>15</text:p>
          </table:table-cell>
          <table:table-cell table:style-name="ce31" table:formula="of:=COUNTIF(Total;[.A33])" office:value-type="float" office:value="245" calcext:value-type="float">
            <text:p>245</text:p>
          </table:table-cell>
          <table:table-cell table:style-name="ce32" table:formula="of:=VALUE(50/[.D33])" office:value-type="float" office:value="10" calcext:value-type="float">
            <text:p>10</text:p>
          </table:table-cell>
          <table:table-cell table:style-name="ce1" table:formula="of:=IF([.B33]=0;[.$A33];&quot;&quot;)" office:value-type="float" office:value="32" calcext:value-type="float">
            <text:p>32</text:p>
          </table:table-cell>
          <table:table-cell table:style-name="ce33" table:formula="of:=IF([.C33]=0;[.$A33];&quot;&quot;)" office:value-type="float" office:value="32" calcext:value-type="float">
            <text:p>32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0" calcext:value-type="float">
            <text:p>0</text:p>
          </table:table-cell>
          <table:table-cell table:style-name="ce28" table:formula="of:=COUNTIF(Last12;[.A34])" office:value-type="float" office:value="0" calcext:value-type="float">
            <text:p>0</text:p>
          </table:table-cell>
          <table:table-cell table:style-name="ce29" table:formula="of:=COUNTIF(Last50;[.A34])" office:value-type="float" office:value="7" calcext:value-type="float">
            <text:p>7</text:p>
          </table:table-cell>
          <table:table-cell table:style-name="ce30" table:formula="of:=COUNTIF(Last100;[.A34])" office:value-type="float" office:value="11" calcext:value-type="float">
            <text:p>11</text:p>
          </table:table-cell>
          <table:table-cell table:style-name="ce31" table:formula="of:=COUNTIF(Total;[.A34])" office:value-type="float" office:value="285" calcext:value-type="float">
            <text:p>285</text:p>
          </table:table-cell>
          <table:table-cell table:style-name="ce32" table:formula="of:=VALUE(50/[.D34])" office:value-type="float" office:value="7.14285714285714" calcext:value-type="float">
            <text:p>7,14285714285714</text:p>
          </table:table-cell>
          <table:table-cell table:style-name="ce1" table:formula="of:=IF([.B34]=0;[.$A34];&quot;&quot;)" office:value-type="float" office:value="33" calcext:value-type="float">
            <text:p>33</text:p>
          </table:table-cell>
          <table:table-cell table:style-name="ce33" table:formula="of:=IF([.C34]=0;[.$A34];&quot;&quot;)" office:value-type="float" office:value="33" calcext:value-type="float">
            <text:p>33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0" calcext:value-type="float">
            <text:p>0</text:p>
          </table:table-cell>
          <table:table-cell table:style-name="ce28" table:formula="of:=COUNTIF(Last12;[.A35])" office:value-type="float" office:value="4" calcext:value-type="float">
            <text:p>4</text:p>
          </table:table-cell>
          <table:table-cell table:style-name="ce29" table:formula="of:=COUNTIF(Last50;[.A35])" office:value-type="float" office:value="11" calcext:value-type="float">
            <text:p>11</text:p>
          </table:table-cell>
          <table:table-cell table:style-name="ce30" table:formula="of:=COUNTIF(Last100;[.A35])" office:value-type="float" office:value="23" calcext:value-type="float">
            <text:p>23</text:p>
          </table:table-cell>
          <table:table-cell table:style-name="ce31" table:formula="of:=COUNTIF(Total;[.A35])" office:value-type="float" office:value="277" calcext:value-type="float">
            <text:p>277</text:p>
          </table:table-cell>
          <table:table-cell table:style-name="ce32" table:formula="of:=VALUE(50/[.D35])" office:value-type="float" office:value="4.54545454545455" calcext:value-type="float">
            <text:p>4,54545454545455</text:p>
          </table:table-cell>
          <table:table-cell table:style-name="ce1" table:formula="of:=IF([.B35]=0;[.$A35];&quot;&quot;)" office:value-type="float" office:value="34" calcext:value-type="float">
            <text:p>34</text:p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1" calcext:value-type="float">
            <text:p>1</text:p>
          </table:table-cell>
          <table:table-cell table:style-name="ce28" table:formula="of:=COUNTIF(Last12;[.A36])" office:value-type="float" office:value="2" calcext:value-type="float">
            <text:p>2</text:p>
          </table:table-cell>
          <table:table-cell table:style-name="ce29" table:formula="of:=COUNTIF(Last50;[.A36])" office:value-type="float" office:value="4" calcext:value-type="float">
            <text:p>4</text:p>
          </table:table-cell>
          <table:table-cell table:style-name="ce30" table:formula="of:=COUNTIF(Last100;[.A36])" office:value-type="float" office:value="8" calcext:value-type="float">
            <text:p>8</text:p>
          </table:table-cell>
          <table:table-cell table:style-name="ce31" table:formula="of:=COUNTIF(Total;[.A36])" office:value-type="float" office:value="248" calcext:value-type="float">
            <text:p>248</text:p>
          </table:table-cell>
          <table:table-cell table:style-name="ce32" table:formula="of:=VALUE(50/[.D36])" office:value-type="float" office:value="12.5" calcext:value-type="float">
            <text:p>12,5</text:p>
          </table:table-cell>
          <table:table-cell table:style-name="ce1" table:formula="of:=IF([.B36]=0;[.$A36];&quot;&quot;)">
            <text:p/>
          </table:table-cell>
          <table:table-cell table:style-name="ce33" table:formula="of:=IF([.C36]=0;[.$A3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0" calcext:value-type="float">
            <text:p>0</text:p>
          </table:table-cell>
          <table:table-cell table:style-name="ce28" table:formula="of:=COUNTIF(Last12;[.A37])" office:value-type="float" office:value="1" calcext:value-type="float">
            <text:p>1</text:p>
          </table:table-cell>
          <table:table-cell table:style-name="ce29" table:formula="of:=COUNTIF(Last50;[.A37])" office:value-type="float" office:value="9" calcext:value-type="float">
            <text:p>9</text:p>
          </table:table-cell>
          <table:table-cell table:style-name="ce30" table:formula="of:=COUNTIF(Last100;[.A37])" office:value-type="float" office:value="16" calcext:value-type="float">
            <text:p>16</text:p>
          </table:table-cell>
          <table:table-cell table:style-name="ce31" table:formula="of:=COUNTIF(Total;[.A37])" office:value-type="float" office:value="268" calcext:value-type="float">
            <text:p>268</text:p>
          </table:table-cell>
          <table:table-cell table:style-name="ce32" table:formula="of:=VALUE(50/[.D37])" office:value-type="float" office:value="5.55555555555556" calcext:value-type="float">
            <text:p>5,55555555555556</text:p>
          </table:table-cell>
          <table:table-cell table:style-name="ce1" table:formula="of:=IF([.B37]=0;[.$A37];&quot;&quot;)" office:value-type="float" office:value="36" calcext:value-type="float">
            <text:p>36</text:p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on-update-keep-styles="true" table:contains-header="false"/>
        <table:database-range table:name="Last50" table:target-range-address="Results.C1:Results.G50" table:on-update-keep-styles="true" table:on-update-keep-size="false"/>
        <table:database-range table:name="Total" table:target-range-address="Results.C1:Results.G2000" table:on-update-keep-styles="true" table:contains-header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.00.0000</text:date>, <text:time style:data-style-name="N2" text:time-value="11:43:44.9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 LibreOffice_project/98b30e735bda24bc04ab42594c85f7fd8be07b9c</meta:generator>
    <dc:date>2019-11-18T11:53:14.748000000</dc:date>
    <meta:editing-duration>PT7H56M20S</meta:editing-duration>
    <meta:editing-cycles>48</meta:editing-cycles>
    <meta:document-statistic meta:table-count="2" meta:cell-count="16943" meta:object-count="1"/>
  </office:meta>
</office:document-meta>
</file>

<file path=Object 1/content.xml><?xml version="1.0" encoding="utf-8"?>
<math xmlns="http://www.w3.org/1998/Math/MathML" display="block"/>
</file>